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>
      <style:text-properties fo:background-color="#ffffff" fo:color="#222222"/>
    </style:style>
    <style:style style:name="T13_14" style:family="text">
      <style:text-properties fo:background-color="#ffffff" fo:color="#222222"/>
    </style:style>
    <style:style style:name="T13_15" style:family="text">
      <style:text-properties fo:background-color="#ffffff" fo:color="#222222"/>
    </style:style>
    <style:style style:name="T13_16" style:family="text">
      <style:text-properties fo:background-color="#ffffff" fo:color="#222222"/>
    </style:style>
    <style:style style:name="T13_17" style:family="text">
      <style:text-properties fo:background-color="#ffffff" fo:color="#222222"/>
    </style:style>
    <style:style style:name="T13_18" style:family="text">
      <style:text-properties fo:background-color="#ffffff" fo:color="#222222"/>
    </style:style>
    <style:style style:name="T13_19" style:family="text">
      <style:text-properties fo:background-color="#ffffff" fo:color="#222222"/>
    </style:style>
    <style:style style:name="T13_20" style:family="text">
      <style:text-properties fo:background-color="#ffffff" fo:color="#222222"/>
    </style:style>
    <style:style style:name="T13_21" style:family="text">
      <style:text-properties fo:background-color="#ffffff" fo:color="#222222"/>
    </style:style>
    <style:style style:name="T13_22" style:family="text">
      <style:text-properties fo:background-color="#ffffff" fo:color="#222222"/>
    </style:style>
    <style:style style:name="T13_23" style:family="text">
      <style:text-properties fo:background-color="#ffffff" fo:color="#222222"/>
    </style:style>
    <style:style style:name="T13_24" style:family="text">
      <style:text-properties fo:background-color="#ffffff" fo:color="#222222"/>
    </style:style>
    <style:style style:name="T13_25" style:family="text">
      <style:text-properties fo:background-color="#ffffff" fo:color="#222222"/>
    </style:style>
    <style:style style:name="T13_26" style:family="text">
      <style:text-properties fo:background-color="#ffffff" fo:color="#222222"/>
    </style:style>
    <style:style style:name="T13_27" style:family="text">
      <style:text-properties fo:background-color="#ffffff" fo:color="#222222"/>
    </style:style>
    <style:style style:name="T13_28" style:family="text">
      <style:text-properties fo:background-color="#ffffff" fo:color="#222222"/>
    </style:style>
    <style:style style:name="T13_29" style:family="text">
      <style:text-properties fo:background-color="#ffffff" fo:color="#222222"/>
    </style:style>
    <style:style style:name="T13_30" style:family="text">
      <style:text-properties fo:background-color="#ffffff" fo:color="#222222"/>
    </style:style>
    <style:style style:name="T13_31" style:family="text">
      <style:text-properties fo:background-color="#ffffff" fo:color="#222222"/>
    </style:style>
    <style:style style:name="T13_32" style:family="text">
      <style:text-properties fo:background-color="#ffffff" fo:color="#222222"/>
    </style:style>
    <style:style style:name="T13_33" style:family="text">
      <style:text-properties fo:background-color="#ffffff" fo:color="#222222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weight="bold" style:font-weight-asian="bold" style:font-weight-complex="bold"/>
    </style:style>
    <style:style style:name="T17_8" style:family="text">
      <style:text-properties fo:font-weight="bold" style:font-weight-asian="bold" style:font-weight-complex="bold"/>
    </style:style>
    <style:style style:name="T17_9" style:family="text">
      <style:text-properties fo:font-weight="bold" style:font-weight-asian="bold" style:font-weight-complex="bold"/>
    </style:style>
    <style:style style:name="T17_10" style:family="text">
      <style:text-properties fo:font-weight="bold" style:font-weight-asian="bold" style:font-weight-complex="bold"/>
    </style:style>
    <style:style style:name="T17_11" style:family="text">
      <style:text-properties fo:font-weight="bold" style:font-weight-asian="bold" style:font-weight-complex="bold"/>
    </style:style>
    <style:style style:name="T17_12" style:family="text">
      <style:text-properties fo:font-weight="bold" style:font-weight-asian="bold" style:font-weight-complex="bold"/>
    </style:style>
    <style:style style:name="T17_13" style:family="text">
      <style:text-properties fo:font-weight="bold" style:font-weight-asian="bold" style:font-weight-complex="bold"/>
    </style:style>
    <style:style style:name="T17_14" style:family="text">
      <style:text-properties fo:font-weight="bold" style:font-weight-asian="bold" style:font-weight-complex="bold"/>
    </style:style>
    <style:style style:name="T17_15" style:family="text">
      <style:text-properties fo:font-weight="bold" style:font-weight-asian="bold" style:font-weight-complex="bold"/>
    </style:style>
    <style:style style:name="T17_16" style:family="text">
      <style:text-properties fo:font-weight="bold" style:font-weight-asian="bold" style:font-weight-complex="bold"/>
    </style:style>
    <style:style style:name="T17_17" style:family="text">
      <style:text-properties fo:font-weight="bold" style:font-weight-asian="bold" style:font-weight-complex="bold"/>
    </style:style>
    <style:style style:name="T17_18" style:family="text">
      <style:text-properties fo:font-weight="bold" style:font-weight-asian="bold" style:font-weight-complex="bold"/>
    </style:style>
    <style:style style:name="T17_19" style:family="text">
      <style:text-properties fo:font-weight="bold" style:font-weight-asian="bold" style:font-weight-complex="bold"/>
    </style:style>
    <style:style style:name="T17_20" style:family="text">
      <style:text-properties fo:font-weight="bold" style:font-weight-asian="bold" style:font-weight-complex="bold"/>
    </style:style>
    <style:style style:name="T17_21" style:family="text">
      <style:text-properties fo:font-weight="bold" style:font-weight-asian="bold" style:font-weight-complex="bold"/>
    </style:style>
    <style:style style:name="T17_22" style:family="text">
      <style:text-properties fo:font-weight="bold" style:font-weight-asian="bold" style:font-weight-complex="bold"/>
    </style:style>
    <style:style style:name="T17_23" style:family="text">
      <style:text-properties fo:font-weight="bold" style:font-weight-asian="bold" style:font-weight-complex="bold"/>
    </style:style>
    <style:style style:name="T17_24" style:family="text">
      <style:text-properties fo:font-weight="bold" style:font-weight-asian="bold" style:font-weight-complex="bold"/>
    </style:style>
    <style:style style:name="T17_25" style:family="text">
      <style:text-properties fo:font-weight="bold" style:font-weight-asian="bold" style:font-weight-complex="bold"/>
    </style:style>
    <style:style style:name="T17_26" style:family="text">
      <style:text-properties fo:font-weight="bold" style:font-weight-asian="bold" style:font-weight-complex="bold"/>
    </style:style>
    <style:style style:name="T17_27" style:family="text">
      <style:text-properties fo:font-weight="bold" style:font-weight-asian="bold" style:font-weight-complex="bold"/>
    </style:style>
    <style:style style:name="T17_28" style:family="text">
      <style:text-properties fo:font-weight="bold" style:font-weight-asian="bold" style:font-weight-complex="bold"/>
    </style:style>
    <style:style style:name="T17_29" style:family="text">
      <style:text-properties fo:font-weight="bold" style:font-weight-asian="bold" style:font-weight-complex="bold"/>
    </style:style>
    <style:style style:name="T17_30" style:family="text">
      <style:text-properties fo:font-weight="bold" style:font-weight-asian="bold" style:font-weight-complex="bold"/>
    </style:style>
    <style:style style:name="T17_31" style:family="text">
      <style:text-properties fo:font-weight="bold" style:font-weight-asian="bold" style:font-weight-complex="bold"/>
    </style:style>
    <style:style style:name="T17_32" style:family="text">
      <style:text-properties fo:font-weight="bold" style:font-weight-asian="bold" style:font-weight-complex="bold"/>
    </style:style>
    <style:style style:name="T17_33" style:family="text">
      <style:text-properties fo:font-weight="bold" style:font-weight-asian="bold" style:font-weight-complex="bold"/>
    </style:style>
    <style:style style:name="T17_34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T18_7" style:family="text">
      <style:text-properties fo:font-weight="bold" style:font-weight-asian="bold" style:font-weight-complex="bold"/>
    </style:style>
    <style:style style:name="T18_8" style:family="text">
      <style:text-properties fo:font-weight="bold" style:font-weight-asian="bold" style:font-weight-complex="bold"/>
    </style:style>
    <style:style style:name="T18_9" style:family="text">
      <style:text-properties fo:font-weight="bold" style:font-weight-asian="bold" style:font-weight-complex="bold"/>
    </style:style>
    <style:style style:name="T18_10" style:family="text">
      <style:text-properties fo:font-weight="bold" style:font-weight-asian="bold" style:font-weight-complex="bold"/>
    </style:style>
    <style:style style:name="T18_11" style:family="text">
      <style:text-properties fo:font-weight="bold" style:font-weight-asian="bold" style:font-weight-complex="bold"/>
    </style:style>
    <style:style style:name="T18_12" style:family="text">
      <style:text-properties fo:font-weight="bold" style:font-weight-asian="bold" style:font-weight-complex="bold"/>
    </style:style>
    <style:style style:name="T18_13" style:family="text">
      <style:text-properties fo:font-weight="bold" style:font-weight-asian="bold" style:font-weight-complex="bold"/>
    </style:style>
    <style:style style:name="T18_14" style:family="text">
      <style:text-properties fo:font-weight="bold" style:font-weight-asian="bold" style:font-weight-complex="bold"/>
    </style:style>
    <style:style style:name="T18_15" style:family="text">
      <style:text-properties fo:font-weight="bold" style:font-weight-asian="bold" style:font-weight-complex="bold"/>
    </style:style>
    <style:style style:name="T18_16" style:family="text">
      <style:text-properties fo:font-weight="bold" style:font-weight-asian="bold" style:font-weight-complex="bold"/>
    </style:style>
    <style:style style:name="T18_17" style:family="text">
      <style:text-properties fo:font-weight="bold" style:font-weight-asian="bold" style:font-weight-complex="bold"/>
    </style:style>
    <style:style style:name="T18_18" style:family="text">
      <style:text-properties fo:font-weight="bold" style:font-weight-asian="bold" style:font-weight-complex="bold"/>
    </style:style>
    <style:style style:name="T18_19" style:family="text">
      <style:text-properties fo:font-weight="bold" style:font-weight-asian="bold" style:font-weight-complex="bold"/>
    </style:style>
    <style:style style:name="T18_20" style:family="text">
      <style:text-properties fo:font-weight="bold" style:font-weight-asian="bold" style:font-weight-complex="bold"/>
    </style:style>
    <style:style style:name="T18_21" style:family="text">
      <style:text-properties fo:font-weight="bold" style:font-weight-asian="bold" style:font-weight-complex="bold"/>
    </style:style>
    <style:style style:name="T18_22" style:family="text">
      <style:text-properties fo:font-weight="bold" style:font-weight-asian="bold" style:font-weight-complex="bold"/>
    </style:style>
    <style:style style:name="T18_23" style:family="text">
      <style:text-properties fo:font-weight="bold" style:font-weight-asian="bold" style:font-weight-complex="bold"/>
    </style:style>
    <style:style style:name="T18_24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>
      <style:text-properties fo:font-weight="bold" style:font-weight-asian="bold" style:font-weight-complex="bold"/>
    </style:style>
    <style:style style:name="T19_8" style:family="text">
      <style:text-properties fo:font-weight="bold" style:font-weight-asian="bold" style:font-weight-complex="bold"/>
    </style:style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T19_187" style:family="text"/>
    <style:style style:name="T19_188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>
      <style:text-properties fo:font-weight="bold" style:font-weight-asian="bold" style:font-weight-complex="bold"/>
    </style:style>
    <style:style style:name="T20_8" style:family="text">
      <style:text-properties fo:font-weight="bold" style:font-weight-asian="bold" style:font-weight-complex="bold"/>
    </style:style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T20_167" style:family="text"/>
    <style:style style:name="T20_168" style:family="text"/>
    <style:style style:name="T20_169" style:family="text"/>
    <style:style style:name="T20_170" style:family="text"/>
    <style:style style:name="T20_171" style:family="text"/>
    <style:style style:name="T20_172" style:family="text"/>
    <style:style style:name="T20_173" style:family="text"/>
    <style:style style:name="T20_174" style:family="text"/>
    <style:style style:name="T20_175" style:family="text"/>
    <style:style style:name="T20_176" style:family="text"/>
    <style:style style:name="T20_177" style:family="text"/>
    <style:style style:name="T20_178" style:family="text"/>
    <style:style style:name="T20_179" style:family="text"/>
    <style:style style:name="T20_180" style:family="text"/>
    <style:style style:name="T20_181" style:family="text"/>
    <style:style style:name="T20_182" style:family="text"/>
    <style:style style:name="T20_183" style:family="text"/>
    <style:style style:name="T20_184" style:family="text"/>
    <style:style style:name="T20_185" style:family="text"/>
    <style:style style:name="T20_186" style:family="text"/>
    <style:style style:name="T20_187" style:family="text"/>
    <style:style style:name="T20_188" style:family="text"/>
    <style:style style:name="T20_189" style:family="text"/>
    <style:style style:name="T20_190" style:family="text"/>
    <style:style style:name="T20_191" style:family="text"/>
    <style:style style:name="T20_192" style:family="text"/>
    <style:style style:name="T20_193" style:family="text"/>
    <style:style style:name="T20_194" style:family="text"/>
    <style:style style:name="T20_195" style:family="text"/>
    <style:style style:name="T20_196" style:family="text"/>
    <style:style style:name="T20_197" style:family="text"/>
    <style:style style:name="T20_198" style:family="text"/>
    <style:style style:name="T20_199" style:family="text"/>
    <style:style style:name="T20_200" style:family="text"/>
    <style:style style:name="T20_201" style:family="text"/>
    <style:style style:name="T20_202" style:family="text"/>
    <style:style style:name="T20_203" style:family="text"/>
    <style:style style:name="T20_204" style:family="text"/>
    <style:style style:name="T20_205" style:family="text"/>
    <style:style style:name="T20_206" style:family="text"/>
    <style:style style:name="T20_207" style:family="text"/>
    <style:style style:name="T20_208" style:family="text"/>
    <style:style style:name="T20_209" style:family="text"/>
    <style:style style:name="T20_210" style:family="text"/>
    <style:style style:name="T20_211" style:family="text"/>
    <style:style style:name="T20_212" style:family="text"/>
    <style:style style:name="T20_213" style:family="text"/>
    <style:style style:name="T20_214" style:family="text"/>
    <style:style style:name="T20_215" style:family="text"/>
    <style:style style:name="T20_216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>
      <style:text-properties fo:color="#ffffff" fo:font-size="10pt" style:font-size-asian="10pt" style:font-size-complex="10pt"/>
    </style:style>
    <style:style style:name="T21_15" style:family="text">
      <style:text-properties fo:color="#ffffff" fo:font-size="10pt" style:font-size-asian="10pt" style:font-size-complex="10pt"/>
    </style:style>
    <style:style style:name="T21_16" style:family="text">
      <style:text-properties fo:color="#ffffff" fo:font-size="10pt" style:font-size-asian="10pt" style:font-size-complex="10pt"/>
    </style:style>
    <style:style style:name="T21_17" style:family="text">
      <style:text-properties fo:color="#ffffff" fo:font-size="10pt" style:font-size-asian="10pt" style:font-size-complex="10pt"/>
    </style:style>
    <style:style style:name="T21_18" style:family="text">
      <style:text-properties fo:color="#ffffff" fo:font-size="10pt" style:font-size-asian="10pt" style:font-size-complex="10pt"/>
    </style:style>
    <style:style style:name="T21_19" style:family="text">
      <style:text-properties fo:color="#ffffff" fo:font-size="10pt" style:font-size-asian="10pt" style:font-size-complex="10pt"/>
    </style:style>
    <style:style style:name="T21_20" style:family="text">
      <style:text-properties fo:color="#ffffff" fo:font-size="10pt" style:font-size-asian="10pt" style:font-size-complex="10pt"/>
    </style:style>
    <style:style style:name="T21_21" style:family="text">
      <style:text-properties fo:color="#ffffff" fo:font-size="10pt" style:font-size-asian="10pt" style:font-size-complex="10pt"/>
    </style:style>
    <style:style style:name="T21_22" style:family="text">
      <style:text-properties fo:color="#ffffff" fo:font-size="10pt" style:font-size-asian="10pt" style:font-size-complex="10pt"/>
    </style:style>
    <style:style style:name="T21_23" style:family="text">
      <style:text-properties fo:color="#ffffff" fo:font-size="10pt" style:font-size-asian="10pt" style:font-size-complex="10pt"/>
    </style:style>
    <style:style style:name="T21_24" style:family="text">
      <style:text-properties fo:color="#ffffff" fo:font-size="10pt" style:font-size-asian="10pt" style:font-size-complex="10pt"/>
    </style:style>
    <style:style style:name="T21_25" style:family="text">
      <style:text-properties fo:color="#ffffff" fo:font-size="10pt" style:font-size-asian="10pt" style:font-size-complex="10pt"/>
    </style:style>
    <style:style style:name="T21_26" style:family="text">
      <style:text-properties fo:color="#ffffff" fo:font-size="10pt" style:font-size-asian="10pt" style:font-size-complex="10pt"/>
    </style:style>
    <style:style style:name="T21_27" style:family="text">
      <style:text-properties fo:color="#ffffff" fo:font-size="10pt" style:font-size-asian="10pt" style:font-size-complex="10pt"/>
    </style:style>
    <style:style style:name="T21_28" style:family="text">
      <style:text-properties fo:color="#ffffff" fo:font-size="10pt" style:font-size-asian="10pt" style:font-size-complex="10pt"/>
    </style:style>
    <style:style style:name="T21_29" style:family="text">
      <style:text-properties fo:color="#ffffff" fo:font-size="10pt" style:font-size-asian="10pt" style:font-size-complex="10pt"/>
    </style:style>
    <style:style style:name="T21_30" style:family="text">
      <style:text-properties fo:color="#ffffff" fo:font-size="10pt" style:font-size-asian="10pt" style:font-size-complex="10pt"/>
    </style:style>
    <style:style style:name="T21_31" style:family="text">
      <style:text-properties fo:color="#ffffff" fo:font-size="10pt" style:font-size-asian="10pt" style:font-size-complex="10pt"/>
    </style:style>
    <style:style style:name="T21_32" style:family="text">
      <style:text-properties fo:color="#ffffff" fo:font-size="10pt" style:font-size-asian="10pt" style:font-size-complex="10pt"/>
    </style:style>
    <style:style style:name="T21_33" style:family="text">
      <style:text-properties fo:color="#ffffff" fo:font-size="10pt" style:font-size-asian="10pt" style:font-size-complex="10pt"/>
    </style:style>
    <style:style style:name="T21_34" style:family="text">
      <style:text-properties fo:color="#ffffff" fo:font-size="10pt" style:font-size-asian="10pt" style:font-size-complex="10pt"/>
    </style:style>
    <style:style style:name="T21_35" style:family="text">
      <style:text-properties fo:color="#ffffff" fo:font-size="10pt" style:font-size-asian="10pt" style:font-size-complex="10pt"/>
    </style:style>
    <style:style style:name="T21_36" style:family="text">
      <style:text-properties fo:color="#ffffff" fo:font-size="10pt" style:font-size-asian="10pt" style:font-size-complex="10pt"/>
    </style:style>
    <style:style style:name="T21_37" style:family="text">
      <style:text-properties fo:color="#ffffff" fo:font-size="10pt" style:font-size-asian="10pt" style:font-size-complex="10pt"/>
    </style:style>
    <style:style style:name="T21_38" style:family="text">
      <style:text-properties fo:color="#ffffff" fo:font-size="10pt" style:font-size-asian="10pt" style:font-size-complex="10pt"/>
    </style:style>
    <style:style style:name="T21_39" style:family="text">
      <style:text-properties fo:color="#ffffff" fo:font-size="10pt" style:font-size-asian="10pt" style:font-size-complex="10pt"/>
    </style:style>
    <style:style style:name="T21_40" style:family="text">
      <style:text-properties fo:color="#ffffff" fo:font-size="10pt" style:font-size-asian="10pt" style:font-size-complex="10pt"/>
    </style:style>
    <style:style style:name="T21_41" style:family="text">
      <style:text-properties fo:color="#ffffff" fo:font-size="10pt" style:font-size-asian="10pt" style:font-size-complex="10pt"/>
    </style:style>
    <style:style style:name="T21_42" style:family="text">
      <style:text-properties fo:color="#ffffff" fo:font-size="10pt" style:font-size-asian="10pt" style:font-size-complex="10pt"/>
    </style:style>
    <style:style style:name="T21_43" style:family="text">
      <style:text-properties fo:color="#ffffff" fo:font-size="10pt" style:font-size-asian="10pt" style:font-size-complex="10pt"/>
    </style:style>
    <style:style style:name="T21_44" style:family="text">
      <style:text-properties fo:color="#ffffff" fo:font-size="10pt" style:font-size-asian="10pt" style:font-size-complex="10pt"/>
    </style:style>
    <style:style style:name="T21_45" style:family="text">
      <style:text-properties fo:color="#ffffff" fo:font-size="10pt" style:font-size-asian="10pt" style:font-size-complex="10pt"/>
    </style:style>
    <style:style style:name="T21_46" style:family="text">
      <style:text-properties fo:color="#ffffff" fo:font-size="10pt" style:font-size-asian="10pt" style:font-size-complex="10pt"/>
    </style:style>
    <style:style style:name="T21_47" style:family="text">
      <style:text-properties fo:color="#ffffff" fo:font-size="10pt" style:font-size-asian="10pt" style:font-size-complex="10pt"/>
    </style:style>
    <style:style style:name="T21_48" style:family="text">
      <style:text-properties fo:color="#ffffff" fo:font-size="10pt" style:font-size-asian="10pt" style:font-size-complex="10pt"/>
    </style:style>
    <style:style style:name="T21_49" style:family="text">
      <style:text-properties fo:color="#ffffff" fo:font-size="10pt" style:font-size-asian="10pt" style:font-size-complex="10pt"/>
    </style:style>
    <style:style style:name="T21_50" style:family="text">
      <style:text-properties fo:color="#ffffff" fo:font-size="10pt" style:font-size-asian="10pt" style:font-size-complex="10pt"/>
    </style:style>
    <style:style style:name="T21_51" style:family="text">
      <style:text-properties fo:color="#ffffff" fo:font-size="10pt" style:font-size-asian="10pt" style:font-size-complex="10pt"/>
    </style:style>
    <style:style style:name="T21_52" style:family="text">
      <style:text-properties fo:color="#ffffff" fo:font-size="10pt" style:font-size-asian="10pt" style:font-size-complex="10pt"/>
    </style:style>
    <style:style style:name="T21_53" style:family="text">
      <style:text-properties fo:color="#ffffff" fo:font-size="10pt" style:font-size-asian="10pt" style:font-size-complex="10pt"/>
    </style:style>
    <style:style style:name="T21_54" style:family="text">
      <style:text-properties fo:color="#ffffff" fo:font-size="10pt" style:font-size-asian="10pt" style:font-size-complex="10pt"/>
    </style:style>
    <style:style style:name="T21_55" style:family="text">
      <style:text-properties fo:color="#ffffff" fo:font-size="10pt" style:font-size-asian="10pt" style:font-size-complex="10pt"/>
    </style:style>
    <style:style style:name="T21_56" style:family="text">
      <style:text-properties fo:color="#ffffff" fo:font-size="10pt" style:font-size-asian="10pt" style:font-size-complex="10pt"/>
    </style:style>
    <style:style style:name="T21_57" style:family="text">
      <style:text-properties fo:color="#ffffff" fo:font-size="10pt" style:font-size-asian="10pt" style:font-size-complex="10pt"/>
    </style:style>
    <style:style style:name="T21_58" style:family="text">
      <style:text-properties fo:color="#ffffff" fo:font-size="10pt" style:font-size-asian="10pt" style:font-size-complex="10pt"/>
    </style:style>
    <style:style style:name="T21_59" style:family="text">
      <style:text-properties fo:color="#ffffff" fo:font-size="10pt" style:font-size-asian="10pt" style:font-size-complex="10pt"/>
    </style:style>
    <style:style style:name="T21_60" style:family="text">
      <style:text-properties fo:color="#ffffff" fo:font-size="10pt" style:font-size-asian="10pt" style:font-size-complex="10pt"/>
    </style:style>
    <style:style style:name="T21_61" style:family="text">
      <style:text-properties fo:color="#ffffff" fo:font-size="10pt" style:font-size-asian="10pt" style:font-size-complex="10pt"/>
    </style:style>
    <style:style style:name="T21_62" style:family="text">
      <style:text-properties fo:color="#ffffff" fo:font-size="10pt" style:font-size-asian="10pt" style:font-size-complex="10pt"/>
    </style:style>
    <style:style style:name="T21_63" style:family="text">
      <style:text-properties fo:color="#ffffff" fo:font-size="10pt" style:font-size-asian="10pt" style:font-size-complex="10pt"/>
    </style:style>
    <style:style style:name="T21_64" style:family="text">
      <style:text-properties fo:color="#ffffff" fo:font-size="10pt" style:font-size-asian="10pt" style:font-size-complex="10pt"/>
    </style:style>
    <style:style style:name="T21_65" style:family="text">
      <style:text-properties fo:color="#ffffff" fo:font-size="10pt" style:font-size-asian="10pt" style:font-size-complex="10pt"/>
    </style:style>
    <style:style style:name="T21_66" style:family="text">
      <style:text-properties fo:color="#ffffff" fo:font-size="10pt" style:font-size-asian="10pt" style:font-size-complex="10pt"/>
    </style:style>
    <style:style style:name="T21_67" style:family="text">
      <style:text-properties fo:color="#ffffff" fo:font-size="10pt" style:font-size-asian="10pt" style:font-size-complex="10pt"/>
    </style:style>
    <style:style style:name="T21_68" style:family="text">
      <style:text-properties fo:color="#ffffff" fo:font-size="10pt" style:font-size-asian="10pt" style:font-size-complex="10pt"/>
    </style:style>
    <style:style style:name="T21_69" style:family="text">
      <style:text-properties fo:color="#ffffff" fo:font-size="10pt" style:font-size-asian="10pt" style:font-size-complex="10pt"/>
    </style:style>
    <style:style style:name="T21_70" style:family="text">
      <style:text-properties fo:color="#ffffff" fo:font-size="10pt" style:font-size-asian="10pt" style:font-size-complex="10pt"/>
    </style:style>
    <style:style style:name="T21_71" style:family="text">
      <style:text-properties fo:color="#ffffff" fo:font-size="10pt" style:font-size-asian="10pt" style:font-size-complex="10pt"/>
    </style:style>
    <style:style style:name="T21_72" style:family="text">
      <style:text-properties fo:color="#ffffff" fo:font-size="10pt" style:font-size-asian="10pt" style:font-size-complex="10pt"/>
    </style:style>
    <style:style style:name="T21_73" style:family="text">
      <style:text-properties fo:color="#ffffff" fo:font-size="10pt" style:font-size-asian="10pt" style:font-size-complex="10pt"/>
    </style:style>
    <style:style style:name="T21_74" style:family="text">
      <style:text-properties fo:color="#ffffff" fo:font-size="10pt" style:font-size-asian="10pt" style:font-size-complex="10pt"/>
    </style:style>
    <style:style style:name="T21_75" style:family="text">
      <style:text-properties fo:color="#ffffff" fo:font-size="10pt" style:font-size-asian="10pt" style:font-size-complex="10pt"/>
    </style:style>
    <style:style style:name="T21_76" style:family="text">
      <style:text-properties fo:color="#ffffff" fo:font-size="10pt" style:font-size-asian="10pt" style:font-size-complex="10pt"/>
    </style:style>
    <style:style style:name="T21_77" style:family="text">
      <style:text-properties fo:color="#ffffff" fo:font-size="10pt" style:font-size-asian="10pt" style:font-size-complex="10pt"/>
    </style:style>
    <style:style style:name="T21_78" style:family="text">
      <style:text-properties fo:color="#ffffff" fo:font-size="10pt" style:font-size-asian="10pt" style:font-size-complex="10pt"/>
    </style:style>
    <style:style style:name="T21_79" style:family="text">
      <style:text-properties fo:color="#ffffff" fo:font-size="10pt" style:font-size-asian="10pt" style:font-size-complex="10pt"/>
    </style:style>
    <style:style style:name="T21_80" style:family="text">
      <style:text-properties fo:color="#ffffff" fo:font-size="10pt" style:font-size-asian="10pt" style:font-size-complex="10pt"/>
    </style:style>
    <style:style style:name="T21_81" style:family="text">
      <style:text-properties fo:color="#ffffff" fo:font-size="10pt" style:font-size-asian="10pt" style:font-size-complex="10pt"/>
    </style:style>
    <style:style style:name="T21_82" style:family="text">
      <style:text-properties fo:color="#ffffff" fo:font-size="10pt" style:font-size-asian="10pt" style:font-size-complex="10pt"/>
    </style:style>
    <style:style style:name="T21_83" style:family="text">
      <style:text-properties fo:color="#ffffff" fo:font-size="10pt" style:font-size-asian="10pt" style:font-size-complex="10pt"/>
    </style:style>
    <style:style style:name="T21_84" style:family="text">
      <style:text-properties fo:color="#ffffff" fo:font-size="10pt" style:font-size-asian="10pt" style:font-size-complex="10pt"/>
    </style:style>
    <style:style style:name="T21_85" style:family="text">
      <style:text-properties fo:color="#ffffff" fo:font-size="10pt" style:font-size-asian="10pt" style:font-size-complex="10pt"/>
    </style:style>
    <style:style style:name="T21_86" style:family="text">
      <style:text-properties fo:color="#ffffff" fo:font-size="10pt" style:font-size-asian="10pt" style:font-size-complex="10pt"/>
    </style:style>
    <style:style style:name="T21_87" style:family="text">
      <style:text-properties fo:color="#ffffff" fo:font-size="10pt" style:font-size-asian="10pt" style:font-size-complex="10pt"/>
    </style:style>
    <style:style style:name="T21_88" style:family="text">
      <style:text-properties fo:color="#ffffff" fo:font-size="10pt" style:font-size-asian="10pt" style:font-size-complex="10pt"/>
    </style:style>
    <style:style style:name="T21_89" style:family="text">
      <style:text-properties fo:color="#ffffff" fo:font-size="10pt" style:font-size-asian="10pt" style:font-size-complex="10pt"/>
    </style:style>
    <style:style style:name="T21_90" style:family="text">
      <style:text-properties fo:color="#ffffff" fo:font-size="10pt" style:font-size-asian="10pt" style:font-size-complex="10pt"/>
    </style:style>
    <style:style style:name="T21_91" style:family="text">
      <style:text-properties fo:color="#ffffff" fo:font-size="10pt" style:font-size-asian="10pt" style:font-size-complex="10pt"/>
    </style:style>
    <style:style style:name="T21_92" style:family="text">
      <style:text-properties fo:color="#ffffff" fo:font-size="10pt" style:font-size-asian="10pt" style:font-size-complex="10pt"/>
    </style:style>
    <style:style style:name="T21_93" style:family="text">
      <style:text-properties fo:color="#ffffff" fo:font-size="10pt" style:font-size-asian="10pt" style:font-size-complex="10pt"/>
    </style:style>
    <style:style style:name="T21_94" style:family="text">
      <style:text-properties fo:color="#ffffff" fo:font-size="10pt" style:font-size-asian="10pt" style:font-size-complex="10pt"/>
    </style:style>
    <style:style style:name="T21_95" style:family="text">
      <style:text-properties fo:color="#ffffff" fo:font-size="10pt" style:font-size-asian="10pt" style:font-size-complex="10pt"/>
    </style:style>
    <style:style style:name="T21_96" style:family="text">
      <style:text-properties fo:color="#ffffff" fo:font-size="10pt" style:font-size-asian="10pt" style:font-size-complex="10pt"/>
    </style:style>
    <style:style style:name="T21_97" style:family="text">
      <style:text-properties fo:color="#ffffff" fo:font-size="10pt" style:font-size-asian="10pt" style:font-size-complex="10pt"/>
    </style:style>
    <style:style style:name="T21_98" style:family="text">
      <style:text-properties fo:color="#ffffff" fo:font-size="10pt" style:font-size-asian="10pt" style:font-size-complex="10pt"/>
    </style:style>
    <style:style style:name="T21_99" style:family="text">
      <style:text-properties fo:color="#ffffff" fo:font-size="10pt" style:font-size-asian="10pt" style:font-size-complex="10pt"/>
    </style:style>
    <style:style style:name="T21_100" style:family="text">
      <style:text-properties fo:color="#ffffff" fo:font-size="10pt" style:font-size-asian="10pt" style:font-size-complex="10pt"/>
    </style:style>
    <style:style style:name="T21_101" style:family="text">
      <style:text-properties fo:color="#ffffff" fo:font-size="10pt" style:font-size-asian="10pt" style:font-size-complex="10pt"/>
    </style:style>
    <style:style style:name="T21_102" style:family="text">
      <style:text-properties fo:color="#ffffff" fo:font-size="10pt" style:font-size-asian="10pt" style:font-size-complex="10pt"/>
    </style:style>
    <style:style style:name="T21_103" style:family="text">
      <style:text-properties fo:color="#ffffff" fo:font-size="10pt" style:font-size-asian="10pt" style:font-size-complex="10pt"/>
    </style:style>
    <style:style style:name="T21_104" style:family="text">
      <style:text-properties fo:color="#ffffff" fo:font-size="10pt" style:font-size-asian="10pt" style:font-size-complex="10pt"/>
    </style:style>
    <style:style style:name="T21_105" style:family="text">
      <style:text-properties fo:color="#ffffff" fo:font-size="10pt" style:font-size-asian="10pt" style:font-size-complex="10pt"/>
    </style:style>
    <style:style style:name="T21_106" style:family="text">
      <style:text-properties fo:color="#ffffff" fo:font-size="10pt" style:font-size-asian="10pt" style:font-size-complex="10pt"/>
    </style:style>
    <style:style style:name="T21_107" style:family="text">
      <style:text-properties fo:color="#ffffff" fo:font-size="10pt" style:font-size-asian="10pt" style:font-size-complex="10pt"/>
    </style:style>
    <style:style style:name="T21_108" style:family="text">
      <style:text-properties fo:color="#ffffff" fo:font-size="10pt" style:font-size-asian="10pt" style:font-size-complex="10pt"/>
    </style:style>
    <style:style style:name="T21_109" style:family="text">
      <style:text-properties fo:color="#ffffff" fo:font-size="10pt" style:font-size-asian="10pt" style:font-size-complex="10pt"/>
    </style:style>
    <style:style style:name="T21_110" style:family="text">
      <style:text-properties fo:color="#ffffff" fo:font-size="10pt" style:font-size-asian="10pt" style:font-size-complex="10pt"/>
    </style:style>
    <style:style style:name="T21_111" style:family="text">
      <style:text-properties fo:color="#ffffff" fo:font-size="10pt" style:font-size-asian="10pt" style:font-size-complex="10pt"/>
    </style:style>
    <style:style style:name="T21_112" style:family="text">
      <style:text-properties fo:color="#ffffff" fo:font-size="10pt" style:font-size-asian="10pt" style:font-size-complex="10pt"/>
    </style:style>
    <style:style style:name="T21_113" style:family="text">
      <style:text-properties fo:color="#ffffff" fo:font-size="10pt" style:font-size-asian="10pt" style:font-size-complex="10pt"/>
    </style:style>
    <style:style style:name="T21_114" style:family="text">
      <style:text-properties fo:color="#ffffff" fo:font-size="10pt" style:font-size-asian="10pt" style:font-size-complex="10pt"/>
    </style:style>
    <style:style style:name="T21_115" style:family="text">
      <style:text-properties fo:color="#ffffff" fo:font-size="10pt" style:font-size-asian="10pt" style:font-size-complex="10pt"/>
    </style:style>
    <style:style style:name="T21_116" style:family="text">
      <style:text-properties fo:color="#ffffff" fo:font-size="10pt" style:font-size-asian="10pt" style:font-size-complex="10pt"/>
    </style:style>
    <style:style style:name="T21_117" style:family="text">
      <style:text-properties fo:color="#ffffff" fo:font-size="10pt" style:font-size-asian="10pt" style:font-size-complex="10pt"/>
    </style:style>
    <style:style style:name="T21_118" style:family="text">
      <style:text-properties fo:color="#ffffff" fo:font-size="10pt" style:font-size-asian="10pt" style:font-size-complex="10pt"/>
    </style:style>
    <style:style style:name="T21_119" style:family="text">
      <style:text-properties fo:color="#ffffff" fo:font-size="10pt" style:font-size-asian="10pt" style:font-size-complex="10pt"/>
    </style:style>
    <style:style style:name="T21_120" style:family="text">
      <style:text-properties fo:color="#ffffff" fo:font-size="10pt" style:font-size-asian="10pt" style:font-size-complex="10pt"/>
    </style:style>
    <style:style style:name="T21_121" style:family="text">
      <style:text-properties fo:color="#ffffff" fo:font-size="10pt" style:font-size-asian="10pt" style:font-size-complex="10pt"/>
    </style:style>
    <style:style style:name="T21_122" style:family="text">
      <style:text-properties fo:color="#ffffff" fo:font-size="10pt" style:font-size-asian="10pt" style:font-size-complex="10pt"/>
    </style:style>
    <style:style style:name="T21_123" style:family="text">
      <style:text-properties fo:color="#ffffff" fo:font-size="10pt" style:font-size-asian="10pt" style:font-size-complex="10pt"/>
    </style:style>
    <style:style style:name="T21_124" style:family="text">
      <style:text-properties fo:color="#ffffff" fo:font-size="10pt" style:font-size-asian="10pt" style:font-size-complex="10pt"/>
    </style:style>
    <style:style style:name="T21_125" style:family="text">
      <style:text-properties fo:color="#ffffff" fo:font-size="10pt" style:font-size-asian="10pt" style:font-size-complex="10pt"/>
    </style:style>
    <style:style style:name="T21_126" style:family="text">
      <style:text-properties fo:color="#ffffff" fo:font-size="10pt" style:font-size-asian="10pt" style:font-size-complex="10pt"/>
    </style:style>
    <style:style style:name="T21_127" style:family="text">
      <style:text-properties fo:color="#ffffff" fo:font-size="10pt" style:font-size-asian="10pt" style:font-size-complex="10pt"/>
    </style:style>
    <style:style style:name="T21_128" style:family="text">
      <style:text-properties fo:color="#ffffff" fo:font-size="10pt" style:font-size-asian="10pt" style:font-size-complex="10pt"/>
    </style:style>
    <style:style style:name="T21_129" style:family="text">
      <style:text-properties fo:color="#ffffff" fo:font-size="10pt" style:font-size-asian="10pt" style:font-size-complex="10pt"/>
    </style:style>
    <style:style style:name="T21_130" style:family="text">
      <style:text-properties fo:color="#ffffff" fo:font-size="10pt" style:font-size-asian="10pt" style:font-size-complex="10pt"/>
    </style:style>
    <style:style style:name="T21_131" style:family="text">
      <style:text-properties fo:color="#ffffff" fo:font-size="10pt" style:font-size-asian="10pt" style:font-size-complex="10pt"/>
    </style:style>
    <style:style style:name="T21_132" style:family="text">
      <style:text-properties fo:color="#ffffff" fo:font-size="10pt" style:font-size-asian="10pt" style:font-size-complex="10pt"/>
    </style:style>
    <style:style style:name="T21_133" style:family="text">
      <style:text-properties fo:color="#ffffff" fo:font-size="10pt" style:font-size-asian="10pt" style:font-size-complex="10pt"/>
    </style:style>
    <style:style style:name="T21_134" style:family="text">
      <style:text-properties fo:color="#ffffff" fo:font-size="10pt" style:font-size-asian="10pt" style:font-size-complex="10pt"/>
    </style:style>
    <style:style style:name="T21_135" style:family="text">
      <style:text-properties fo:color="#ffffff" fo:font-size="10pt" style:font-size-asian="10pt" style:font-size-complex="10pt"/>
    </style:style>
    <style:style style:name="T21_136" style:family="text">
      <style:text-properties fo:color="#ffffff" fo:font-size="10pt" style:font-size-asian="10pt" style:font-size-complex="10pt"/>
    </style:style>
    <style:style style:name="T21_137" style:family="text">
      <style:text-properties fo:color="#ffffff" fo:font-size="10pt" style:font-size-asian="10pt" style:font-size-complex="10pt"/>
    </style:style>
    <style:style style:name="T21_138" style:family="text">
      <style:text-properties fo:color="#ffffff" fo:font-size="10pt" style:font-size-asian="10pt" style:font-size-complex="10pt"/>
    </style:style>
    <style:style style:name="T21_139" style:family="text">
      <style:text-properties fo:color="#ffffff" fo:font-size="10pt" style:font-size-asian="10pt" style:font-size-complex="10pt"/>
    </style:style>
    <style:style style:name="T21_140" style:family="text">
      <style:text-properties fo:color="#ffffff" fo:font-size="10pt" style:font-size-asian="10pt" style:font-size-complex="10pt"/>
    </style:style>
    <style:style style:name="T21_141" style:family="text">
      <style:text-properties fo:color="#ffffff" fo:font-size="10pt" style:font-size-asian="10pt" style:font-size-complex="10pt"/>
    </style:style>
    <style:style style:name="T21_142" style:family="text">
      <style:text-properties fo:color="#ffffff" fo:font-size="10pt" style:font-size-asian="10pt" style:font-size-complex="10pt"/>
    </style:style>
    <style:style style:name="T21_143" style:family="text">
      <style:text-properties fo:color="#ffffff" fo:font-size="10pt" style:font-size-asian="10pt" style:font-size-complex="10pt"/>
    </style:style>
    <style:style style:name="T21_144" style:family="text">
      <style:text-properties fo:color="#ffffff" fo:font-size="10pt" style:font-size-asian="10pt" style:font-size-complex="10pt"/>
    </style:style>
    <style:style style:name="T21_145" style:family="text">
      <style:text-properties fo:color="#ffffff" fo:font-size="10pt" style:font-size-asian="10pt" style:font-size-complex="10pt"/>
    </style:style>
    <style:style style:name="T21_146" style:family="text">
      <style:text-properties fo:color="#ffffff" fo:font-size="10pt" style:font-size-asian="10pt" style:font-size-complex="10pt"/>
    </style:style>
    <style:style style:name="T21_147" style:family="text">
      <style:text-properties fo:color="#ffffff" fo:font-size="10pt" style:font-size-asian="10pt" style:font-size-complex="10pt"/>
    </style:style>
    <style:style style:name="T21_148" style:family="text">
      <style:text-properties fo:color="#ffffff" fo:font-size="10pt" style:font-size-asian="10pt" style:font-size-complex="10pt"/>
    </style:style>
    <style:style style:name="T21_149" style:family="text">
      <style:text-properties fo:color="#ffffff" fo:font-size="10pt" style:font-size-asian="10pt" style:font-size-complex="10pt"/>
    </style:style>
    <style:style style:name="T21_150" style:family="text">
      <style:text-properties fo:color="#ffffff" fo:font-size="10pt" style:font-size-asian="10pt" style:font-size-complex="10pt"/>
    </style:style>
    <style:style style:name="T21_151" style:family="text">
      <style:text-properties fo:color="#ffffff" fo:font-size="10pt" style:font-size-asian="10pt" style:font-size-complex="10pt"/>
    </style:style>
    <style:style style:name="T21_152" style:family="text">
      <style:text-properties fo:color="#ffffff" fo:font-size="10pt" style:font-size-asian="10pt" style:font-size-complex="10pt"/>
    </style:style>
    <style:style style:name="T21_153" style:family="text">
      <style:text-properties fo:color="#ffffff" fo:font-size="10pt" style:font-size-asian="10pt" style:font-size-complex="10pt"/>
    </style:style>
    <style:style style:name="T21_154" style:family="text">
      <style:text-properties fo:color="#ffffff" fo:font-size="10pt" style:font-size-asian="10pt" style:font-size-complex="10pt"/>
    </style:style>
    <style:style style:name="T21_155" style:family="text">
      <style:text-properties fo:color="#ffffff" fo:font-size="10pt" style:font-size-asian="10pt" style:font-size-complex="10pt"/>
    </style:style>
    <style:style style:name="T21_156" style:family="text">
      <style:text-properties fo:color="#ffffff" fo:font-size="10pt" style:font-size-asian="10pt" style:font-size-complex="10pt"/>
    </style:style>
    <style:style style:name="T21_157" style:family="text">
      <style:text-properties fo:color="#ffffff" fo:font-size="10pt" style:font-size-asian="10pt" style:font-size-complex="10pt"/>
    </style:style>
    <style:style style:name="T21_158" style:family="text">
      <style:text-properties fo:color="#ffffff" fo:font-size="10pt" style:font-size-asian="10pt" style:font-size-complex="10pt"/>
    </style:style>
    <style:style style:name="T21_159" style:family="text">
      <style:text-properties fo:color="#ffffff" fo:font-size="10pt" style:font-size-asian="10pt" style:font-size-complex="10pt"/>
    </style:style>
    <style:style style:name="T21_160" style:family="text">
      <style:text-properties fo:color="#ffffff" fo:font-size="10pt" style:font-size-asian="10pt" style:font-size-complex="10pt"/>
    </style:style>
    <style:style style:name="T21_161" style:family="text">
      <style:text-properties fo:color="#ffffff" fo:font-size="10pt" style:font-size-asian="10pt" style:font-size-complex="10pt"/>
    </style:style>
    <style:style style:name="T21_162" style:family="text">
      <style:text-properties fo:color="#ffffff" fo:font-size="10pt" style:font-size-asian="10pt" style:font-size-complex="10pt"/>
    </style:style>
    <style:style style:name="T21_163" style:family="text">
      <style:text-properties fo:color="#ffffff" fo:font-size="10pt" style:font-size-asian="10pt" style:font-size-complex="10pt"/>
    </style:style>
    <style:style style:name="T21_164" style:family="text">
      <style:text-properties fo:color="#ffffff" fo:font-size="10pt" style:font-size-asian="10pt" style:font-size-complex="10pt"/>
    </style:style>
    <style:style style:name="T21_165" style:family="text">
      <style:text-properties fo:color="#ffffff" fo:font-size="10pt" style:font-size-asian="10pt" style:font-size-complex="10pt"/>
    </style:style>
    <style:style style:name="T21_166" style:family="text">
      <style:text-properties fo:color="#ffffff" fo:font-size="10pt" style:font-size-asian="10pt" style:font-size-complex="10pt"/>
    </style:style>
    <style:style style:name="T21_167" style:family="text">
      <style:text-properties fo:color="#ffffff" fo:font-size="10pt" style:font-size-asian="10pt" style:font-size-complex="10pt"/>
    </style:style>
    <style:style style:name="T21_168" style:family="text">
      <style:text-properties fo:color="#ffffff" fo:font-size="10pt" style:font-size-asian="10pt" style:font-size-complex="10pt"/>
    </style:style>
    <style:style style:name="T21_169" style:family="text">
      <style:text-properties fo:color="#ffffff" fo:font-size="10pt" style:font-size-asian="10pt" style:font-size-complex="10pt"/>
    </style:style>
    <style:style style:name="T21_170" style:family="text">
      <style:text-properties fo:color="#ffffff" fo:font-size="10pt" style:font-size-asian="10pt" style:font-size-complex="10pt"/>
    </style:style>
    <style:style style:name="T21_171" style:family="text">
      <style:text-properties fo:color="#ffffff" fo:font-size="10pt" style:font-size-asian="10pt" style:font-size-complex="10pt"/>
    </style:style>
    <style:style style:name="T21_172" style:family="text">
      <style:text-properties fo:color="#ffffff" fo:font-size="10pt" style:font-size-asian="10pt" style:font-size-complex="10pt"/>
    </style:style>
    <style:style style:name="T21_173" style:family="text">
      <style:text-properties fo:color="#ffffff" fo:font-size="10pt" style:font-size-asian="10pt" style:font-size-complex="10pt"/>
    </style:style>
    <style:style style:name="T21_174" style:family="text">
      <style:text-properties fo:color="#ffffff" fo:font-size="10pt" style:font-size-asian="10pt" style:font-size-complex="10pt"/>
    </style:style>
    <style:style style:name="T21_175" style:family="text">
      <style:text-properties fo:color="#ffffff" fo:font-size="10pt" style:font-size-asian="10pt" style:font-size-complex="10pt"/>
    </style:style>
    <style:style style:name="T21_176" style:family="text">
      <style:text-properties fo:color="#ffffff" fo:font-size="10pt" style:font-size-asian="10pt" style:font-size-complex="10pt"/>
    </style:style>
    <style:style style:name="T21_177" style:family="text">
      <style:text-properties fo:color="#ffffff" fo:font-size="10pt" style:font-size-asian="10pt" style:font-size-complex="10pt"/>
    </style:style>
    <style:style style:name="T21_178" style:family="text">
      <style:text-properties fo:color="#ffffff" fo:font-size="10pt" style:font-size-asian="10pt" style:font-size-complex="10pt"/>
    </style:style>
    <style:style style:name="T21_179" style:family="text">
      <style:text-properties fo:color="#ffffff" fo:font-size="10pt" style:font-size-asian="10pt" style:font-size-complex="10pt"/>
    </style:style>
    <style:style style:name="T21_180" style:family="text">
      <style:text-properties fo:color="#ffffff" fo:font-size="10pt" style:font-size-asian="10pt" style:font-size-complex="10pt"/>
    </style:style>
    <style:style style:name="T21_181" style:family="text">
      <style:text-properties fo:color="#ffffff" fo:font-size="10pt" style:font-size-asian="10pt" style:font-size-complex="10pt"/>
    </style:style>
    <style:style style:name="T21_182" style:family="text">
      <style:text-properties fo:color="#ffffff" fo:font-size="10pt" style:font-size-asian="10pt" style:font-size-complex="10pt"/>
    </style:style>
    <style:style style:name="T21_183" style:family="text">
      <style:text-properties fo:color="#ffffff" fo:font-size="10pt" style:font-size-asian="10pt" style:font-size-complex="10pt"/>
    </style:style>
    <style:style style:name="T21_184" style:family="text">
      <style:text-properties fo:color="#ffffff" fo:font-size="10pt" style:font-size-asian="10pt" style:font-size-complex="10pt"/>
    </style:style>
    <style:style style:name="T21_185" style:family="text">
      <style:text-properties fo:color="#ffffff" fo:font-size="10pt" style:font-size-asian="10pt" style:font-size-complex="10pt"/>
    </style:style>
    <style:style style:name="T21_186" style:family="text">
      <style:text-properties fo:color="#ffffff" fo:font-size="10pt" style:font-size-asian="10pt" style:font-size-complex="10pt"/>
    </style:style>
    <style:style style:name="T21_187" style:family="text">
      <style:text-properties fo:color="#ffffff" fo:font-size="10pt" style:font-size-asian="10pt" style:font-size-complex="10pt"/>
    </style:style>
    <style:style style:name="T21_188" style:family="text">
      <style:text-properties fo:color="#ffffff" fo:font-size="10pt" style:font-size-asian="10pt" style:font-size-complex="10pt"/>
    </style:style>
    <style:style style:name="T21_189" style:family="text">
      <style:text-properties fo:color="#ffffff" fo:font-size="10pt" style:font-size-asian="10pt" style:font-size-complex="10pt"/>
    </style:style>
    <style:style style:name="T21_190" style:family="text">
      <style:text-properties fo:color="#ffffff" fo:font-size="10pt" style:font-size-asian="10pt" style:font-size-complex="10pt"/>
    </style:style>
    <style:style style:name="T21_191" style:family="text">
      <style:text-properties fo:color="#ffffff" fo:font-size="10pt" style:font-size-asian="10pt" style:font-size-complex="10pt"/>
    </style:style>
    <style:style style:name="T21_192" style:family="text">
      <style:text-properties fo:color="#ffffff" fo:font-size="10pt" style:font-size-asian="10pt" style:font-size-complex="10pt"/>
    </style:style>
    <style:style style:name="T21_193" style:family="text">
      <style:text-properties fo:color="#ffffff" fo:font-size="10pt" style:font-size-asian="10pt" style:font-size-complex="10pt"/>
    </style:style>
    <style:style style:name="T21_194" style:family="text">
      <style:text-properties fo:color="#ffffff" fo:font-size="10pt" style:font-size-asian="10pt" style:font-size-complex="10pt"/>
    </style:style>
    <style:style style:name="T21_195" style:family="text">
      <style:text-properties fo:color="#ffffff" fo:font-size="10pt" style:font-size-asian="10pt" style:font-size-complex="10pt"/>
    </style:style>
    <style:style style:name="T21_196" style:family="text">
      <style:text-properties fo:color="#ffffff" fo:font-size="10pt" style:font-size-asian="10pt" style:font-size-complex="10pt"/>
    </style:style>
    <style:style style:name="T21_197" style:family="text">
      <style:text-properties fo:color="#ffffff" fo:font-size="10pt" style:font-size-asian="10pt" style:font-size-complex="10pt"/>
    </style:style>
    <style:style style:name="T21_198" style:family="text">
      <style:text-properties fo:color="#ffffff" fo:font-size="10pt" style:font-size-asian="10pt" style:font-size-complex="10pt"/>
    </style:style>
    <style:style style:name="T21_199" style:family="text">
      <style:text-properties fo:color="#ffffff" fo:font-size="10pt" style:font-size-asian="10pt" style:font-size-complex="10pt"/>
    </style:style>
    <style:style style:name="T21_200" style:family="text">
      <style:text-properties fo:color="#ffffff" fo:font-size="10pt" style:font-size-asian="10pt" style:font-size-complex="10pt"/>
    </style:style>
    <style:style style:name="T21_201" style:family="text">
      <style:text-properties fo:color="#ffffff" fo:font-size="10pt" style:font-size-asian="10pt" style:font-size-complex="10pt"/>
    </style:style>
    <style:style style:name="T21_202" style:family="text">
      <style:text-properties fo:color="#ffffff" fo:font-size="10pt" style:font-size-asian="10pt" style:font-size-complex="10pt"/>
    </style:style>
    <style:style style:name="T21_203" style:family="text">
      <style:text-properties fo:color="#ffffff" fo:font-size="10pt" style:font-size-asian="10pt" style:font-size-complex="10pt"/>
    </style:style>
    <style:style style:name="T21_204" style:family="text">
      <style:text-properties fo:color="#ffffff" fo:font-size="10pt" style:font-size-asian="10pt" style:font-size-complex="10pt"/>
    </style:style>
    <style:style style:name="T21_205" style:family="text">
      <style:text-properties fo:color="#ffffff" fo:font-size="10pt" style:font-size-asian="10pt" style:font-size-complex="10pt"/>
    </style:style>
    <style:style style:name="T21_206" style:family="text">
      <style:text-properties fo:color="#ffffff" fo:font-size="10pt" style:font-size-asian="10pt" style:font-size-complex="10pt"/>
    </style:style>
    <style:style style:name="T21_207" style:family="text">
      <style:text-properties fo:color="#ffffff" fo:font-size="10pt" style:font-size-asian="10pt" style:font-size-complex="10pt"/>
    </style:style>
    <style:style style:name="T21_208" style:family="text">
      <style:text-properties fo:color="#ffffff" fo:font-size="10pt" style:font-size-asian="10pt" style:font-size-complex="10pt"/>
    </style:style>
    <style:style style:name="T21_209" style:family="text">
      <style:text-properties fo:color="#ffffff" fo:font-size="10pt" style:font-size-asian="10pt" style:font-size-complex="10pt"/>
    </style:style>
    <style:style style:name="T21_210" style:family="text">
      <style:text-properties fo:color="#ffffff" fo:font-size="10pt" style:font-size-asian="10pt" style:font-size-complex="10pt"/>
    </style:style>
    <style:style style:name="T21_211" style:family="text">
      <style:text-properties fo:color="#ffffff" fo:font-size="10pt" style:font-size-asian="10pt" style:font-size-complex="10pt"/>
    </style:style>
    <style:style style:name="T21_212" style:family="text">
      <style:text-properties fo:color="#ffffff" fo:font-size="10pt" style:font-size-asian="10pt" style:font-size-complex="10pt"/>
    </style:style>
    <style:style style:name="T21_213" style:family="text">
      <style:text-properties fo:color="#ffffff" fo:font-size="10pt" style:font-size-asian="10pt" style:font-size-complex="10pt"/>
    </style:style>
    <style:style style:name="T21_214" style:family="text">
      <style:text-properties fo:color="#ffffff" fo:font-size="10pt" style:font-size-asian="10pt" style:font-size-complex="10pt"/>
    </style:style>
    <style:style style:name="T21_215" style:family="text">
      <style:text-properties fo:color="#ffffff" fo:font-size="10pt" style:font-size-asian="10pt" style:font-size-complex="10pt"/>
    </style:style>
    <style:style style:name="T21_216" style:family="text">
      <style:text-properties fo:color="#ffffff" fo:font-size="10pt" style:font-size-asian="10pt" style:font-size-complex="10pt"/>
    </style:style>
    <style:style style:name="T21_217" style:family="text">
      <style:text-properties fo:color="#ffffff" fo:font-size="10pt" style:font-size-asian="10pt" style:font-size-complex="10pt"/>
    </style:style>
    <style:style style:name="T21_218" style:family="text">
      <style:text-properties fo:color="#ffffff" fo:font-size="10pt" style:font-size-asian="10pt" style:font-size-complex="10pt"/>
    </style:style>
    <style:style style:name="T21_219" style:family="text">
      <style:text-properties fo:color="#ffffff" fo:font-size="10pt" style:font-size-asian="10pt" style:font-size-complex="10pt"/>
    </style:style>
    <style:style style:name="T21_220" style:family="text">
      <style:text-properties fo:color="#ffffff" fo:font-size="10pt" style:font-size-asian="10pt" style:font-size-complex="10pt"/>
    </style:style>
    <style:style style:name="T21_221" style:family="text">
      <style:text-properties fo:color="#ffffff" fo:font-size="10pt" style:font-size-asian="10pt" style:font-size-complex="10pt"/>
    </style:style>
    <style:style style:name="T21_222" style:family="text">
      <style:text-properties fo:color="#ffffff" fo:font-size="10pt" style:font-size-asian="10pt" style:font-size-complex="10pt"/>
    </style:style>
    <style:style style:name="T21_223" style:family="text">
      <style:text-properties fo:color="#ffffff" fo:font-size="10pt" style:font-size-asian="10pt" style:font-size-complex="10pt"/>
    </style:style>
    <style:style style:name="T21_224" style:family="text">
      <style:text-properties fo:color="#ffffff" fo:font-size="10pt" style:font-size-asian="10pt" style:font-size-complex="10pt"/>
    </style:style>
    <style:style style:name="T21_225" style:family="text">
      <style:text-properties fo:color="#ffffff" fo:font-size="10pt" style:font-size-asian="10pt" style:font-size-complex="10pt"/>
    </style:style>
    <style:style style:name="T21_226" style:family="text">
      <style:text-properties fo:color="#ffffff" fo:font-size="10pt" style:font-size-asian="10pt" style:font-size-complex="10pt"/>
    </style:style>
    <style:style style:name="T21_227" style:family="text">
      <style:text-properties fo:color="#ffffff" fo:font-size="10pt" style:font-size-asian="10pt" style:font-size-complex="10pt"/>
    </style:style>
    <style:style style:name="P22" style:family="paragraph" style:parent-style-name="Standard">
      <style:paragraph-properties fo:break-before="auto" fo:line-height="115%" style:writing-mode="lr-tb"/>
      <style:text-properties fo:color="#ffffff" fo:font-size="10pt" style:font-size-asian="10pt" style:font-size-complex="10pt"/>
    </style:style>
    <style:style style:name="P2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Website</text:span><text:span text:style-name="T1_2">:</text:span></text:p>
      <text:p text:style-name="P2"><text:span text:style-name="T2_1">list</text:span><text:span text:style-name="T2_2"><text:s/></text:span><text:span text:style-name="T2_3">of</text:span><text:span text:style-name="T2_4"><text:s/></text:span><text:span text:style-name="T2_5">teams</text:span><text:span text:style-name="T2_6">:</text:span></text:p>
      <text:p text:style-name="P3"><text:span text:style-name="T3_1">Drexel</text:span><text:span text:style-name="T3_2"><text:s/></text:span><text:span text:style-name="T3_3">University</text:span><text:span text:style-name="T3_4">:<text:s/></text:span><text:span text:style-name="T3_5">Drexel</text:span><text:span text:style-name="T3_6"><text:s/></text:span><text:span text:style-name="T3_7">Dandiya</text:span></text:p>
      <text:p text:style-name="P4"><text:span text:style-name="T4_1">University</text:span><text:span text:style-name="T4_2"><text:s/></text:span><text:span text:style-name="T4_3">of</text:span><text:span text:style-name="T4_4"><text:s/></text:span><text:span text:style-name="T4_5">Texas</text:span><text:span text:style-name="T4_6">:<text:s/></text:span><text:span text:style-name="T4_7">Dirty</text:span><text:span text:style-name="T4_8"><text:s/></text:span><text:span text:style-name="T4_9">South</text:span><text:span text:style-name="T4_10"><text:s/></text:span><text:span text:style-name="T4_11">Raas</text:span></text:p>
      <text:p text:style-name="P5"><text:span text:style-name="T5_1">Rutgers</text:span><text:span text:style-name="T5_2"><text:s/></text:span><text:span text:style-name="T5_3">University</text:span><text:span text:style-name="T5_4">:<text:s/></text:span><text:span text:style-name="T5_5">RU</text:span><text:span text:style-name="T5_6"><text:s/></text:span><text:span text:style-name="T5_7">Raga</text:span></text:p>
      <text:p text:style-name="P6"><text:span text:style-name="T6_1">Emory</text:span><text:span text:style-name="T6_2"><text:s/></text:span><text:span text:style-name="T6_3">University</text:span><text:span text:style-name="T6_4">:<text:s/></text:span><text:span text:style-name="T6_5">SaRaas</text:span></text:p>
      <text:p text:style-name="P7"><text:span text:style-name="T7_1">Indiana</text:span><text:span text:style-name="T7_2"><text:s/></text:span><text:span text:style-name="T7_3">University</text:span><text:span text:style-name="T7_4">:<text:s/></text:span><text:span text:style-name="T7_5">HoosierRass</text:span></text:p>
      <text:p text:style-name="P8"><text:span text:style-name="T8_1">University</text:span><text:span text:style-name="T8_2"><text:s/></text:span><text:span text:style-name="T8_3">of</text:span><text:span text:style-name="T8_4"><text:s/></text:span><text:span text:style-name="T8_5">Pittsburgh</text:span><text:span text:style-name="T8_6">:<text:s/></text:span><text:span text:style-name="T8_7">PanteRaas</text:span></text:p>
      <text:p text:style-name="P9"/>
      <text:p text:style-name="P10"><text:span text:style-name="T10_1">Venue</text:span><text:span text:style-name="T10_2">:</text:span></text:p>
      <text:p text:style-name="P11"><text:span text:style-name="T11_1">On</text:span><text:span text:style-name="T11_2"><text:s/></text:span><text:span text:style-name="T11_3">Saturday</text:span><text:span text:style-name="T11_4"><text:s/></text:span><text:span text:style-name="T11_5">January</text:span><text:span text:style-name="T11_6"><text:s/>26</text:span><text:span text:style-name="T11_7">th</text:span><text:span text:style-name="T11_8">,<text:s/></text:span><text:span text:style-name="T11_9">the</text:span><text:span text:style-name="T11_10"><text:s/></text:span><text:span text:style-name="T11_11">Drexel</text:span><text:span text:style-name="T11_12"><text:s/></text:span><text:span text:style-name="T11_13">University</text:span><text:span text:style-name="T11_14"><text:s/></text:span><text:span text:style-name="T11_15">Main</text:span><text:span text:style-name="T11_16"><text:s/></text:span><text:span text:style-name="T11_17">Builiding</text:span><text:span text:style-name="T11_18"><text:s/></text:span><text:span text:style-name="T11_19">auditorium</text:span><text:span text:style-name="T11_20"><text:s/></text:span><text:span text:style-name="T11_21">will</text:span><text:span text:style-name="T11_22"><text:s/></text:span><text:span text:style-name="T11_23">come</text:span><text:span text:style-name="T11_24"><text:s/></text:span><text:span text:style-name="T11_25">alive</text:span><text:span text:style-name="T11_26"><text:s/></text:span><text:span text:style-name="T11_27">with</text:span><text:span text:style-name="T11_28"><text:s/></text:span><text:span text:style-name="T11_29">garba</text:span><text:span text:style-name="T11_30"><text:s/></text:span><text:span text:style-name="T11_31">and</text:span><text:span text:style-name="T11_32"><text:s/></text:span><text:span text:style-name="T11_33">raas</text:span><text:span text:style-name="T11_34"><text:s/></text:span><text:span text:style-name="T11_35">pride</text:span><text:span text:style-name="T11_36">.<text:s/></text:span><text:span text:style-name="T11_37">Come</text:span><text:span text:style-name="T11_38"><text:s/></text:span><text:span text:style-name="T11_39">to</text:span><text:span text:style-name="T11_40"><text:s/></text:span><text:span text:style-name="T11_41">Drexel</text:span><text:span text:style-name="T11_42">’</text:span><text:span text:style-name="T11_43">s</text:span><text:span text:style-name="T11_44"><text:s/></text:span><text:span text:style-name="T11_45">campus</text:span><text:span text:style-name="T11_46"><text:s/></text:span><text:span text:style-name="T11_47">and</text:span><text:span text:style-name="T11_48"><text:s/></text:span><text:span text:style-name="T11_49">join</text:span><text:span text:style-name="T11_50"><text:s/></text:span><text:span text:style-name="T11_51">hundreds</text:span><text:span text:style-name="T11_52"><text:s/></text:span><text:span text:style-name="T11_53">of</text:span><text:span text:style-name="T11_54"><text:s/></text:span><text:span text:style-name="T11_55">other</text:span><text:span text:style-name="T11_56"><text:s/></text:span><text:span text:style-name="T11_57">fans</text:span><text:span text:style-name="T11_58"><text:s/></text:span><text:span text:style-name="T11_59">and</text:span><text:span text:style-name="T11_60"><text:s/></text:span><text:span text:style-name="T11_61">cheer</text:span><text:span text:style-name="T11_62"><text:s/></text:span><text:span text:style-name="T11_63">your</text:span><text:span text:style-name="T11_64"><text:s/></text:span><text:span text:style-name="T11_65">team</text:span><text:span text:style-name="T11_66"><text:s/></text:span><text:span text:style-name="T11_67">on</text:span><text:span text:style-name="T11_68"><text:s/></text:span><text:span text:style-name="T11_69">to</text:span><text:span text:style-name="T11_70"><text:s/></text:span><text:span text:style-name="T11_71">victory</text:span><text:span text:style-name="T11_72">.</text:span></text:p>
      <text:p text:style-name="P12"><text:span text:style-name="T12_1">Directions</text:span><text:span text:style-name="T12_2"><text:s/></text:span><text:span text:style-name="T12_3">are</text:span><text:span text:style-name="T12_4"><text:s/></text:span><text:span text:style-name="T12_5">available</text:span><text:span text:style-name="T12_6"><text:s/></text:span><text:span text:style-name="T12_7">on</text:span><text:span text:style-name="T12_8"><text:s/></text:span><text:span text:style-name="T12_9">google</text:span><text:span text:style-name="T12_10"><text:s/></text:span><text:span text:style-name="T12_11">maps</text:span><text:span text:style-name="T12_12">!</text:span></text:p>
      <text:p text:style-name="P13"><text:span text:style-name="T13_1">The</text:span><text:span text:style-name="T13_2"><text:s/></text:span><text:span text:style-name="T13_3">address</text:span><text:span text:style-name="T13_4"><text:s/></text:span><text:span text:style-name="T13_5">of</text:span><text:span text:style-name="T13_6"><text:s/></text:span><text:span text:style-name="T13_7">Main</text:span><text:span text:style-name="T13_8"><text:s/></text:span><text:span text:style-name="T13_9">Building</text:span><text:span text:style-name="T13_10"><text:s/></text:span><text:span text:style-name="T13_11">is</text:span><text:span text:style-name="T13_12"><text:s/></text:span><text:span text:style-name="T13_13">3141<text:s/></text:span><text:span text:style-name="T13_14">Chestnut</text:span><text:span text:style-name="T13_15"><text:s/></text:span><text:span text:style-name="T13_16">Street</text:span><text:span text:style-name="T13_17">,<text:s/></text:span><text:span text:style-name="T13_18">Philadelphia</text:span><text:span text:style-name="T13_19">,<text:s/></text:span><text:span text:style-name="T13_20">PA</text:span><text:span text:style-name="T13_21"><text:s/>19104<text:s/></text:span><text:span text:style-name="T13_22">located</text:span><text:span text:style-name="T13_23"><text:s/></text:span><text:span text:style-name="T13_24">right</text:span><text:span text:style-name="T13_25"><text:s/></text:span><text:span text:style-name="T13_26">on</text:span><text:span text:style-name="T13_27"><text:s/></text:span><text:span text:style-name="T13_28">Drexel</text:span><text:span text:style-name="T13_29">’</text:span><text:span text:style-name="T13_30">s</text:span><text:span text:style-name="T13_31"><text:s/></text:span><text:span text:style-name="T13_32">campus</text:span><text:span text:style-name="T13_33">!</text:span></text:p>
      <text:p text:style-name="P14"><text:span text:style-name="T14_1">Tickets</text:span><text:span text:style-name="T14_2"><text:s/></text:span><text:span text:style-name="T14_3">are</text:span><text:span text:style-name="T14_4"><text:s/></text:span><text:span text:style-name="T14_5">sold</text:span><text:span text:style-name="T14_6"><text:s/></text:span><text:span text:style-name="T14_7">online</text:span><text:span text:style-name="T14_8"><text:s/></text:span><text:span text:style-name="T14_9">at</text:span><text:span text:style-name="T14_10"><text:s/></text:span><text:span text:style-name="T14_11">ticketmaster</text:span><text:span text:style-name="T14_12">.</text:span><text:span text:style-name="T14_13">com</text:span><text:span text:style-name="T14_14"><text:s/></text:span><text:span text:style-name="T14_15">keyword</text:span><text:span text:style-name="T14_16"><text:s/></text:span><text:span text:style-name="T14_17">dragon</text:span><text:span text:style-name="T14_18"><text:s/></text:span><text:span text:style-name="T14_19">raas</text:span><text:span text:style-name="T14_20">.<text:s/></text:span><text:span text:style-name="T14_21">The</text:span><text:span text:style-name="T14_22"><text:s/></text:span><text:span text:style-name="T14_23">tickets</text:span><text:span text:style-name="T14_24"><text:s/></text:span><text:span text:style-name="T14_25">are</text:span><text:span text:style-name="T14_26"><text:s/>10<text:s/></text:span><text:span text:style-name="T14_27">dollars</text:span><text:span text:style-name="T14_28"><text:s/></text:span><text:span text:style-name="T14_29">for</text:span><text:span text:style-name="T14_30"><text:s/></text:span><text:span text:style-name="T14_31">Drexel</text:span><text:span text:style-name="T14_32"><text:s/></text:span><text:span text:style-name="T14_33">students</text:span><text:span text:style-name="T14_34"><text:s/></text:span><text:span text:style-name="T14_35">and</text:span><text:span text:style-name="T14_36"><text:s/>15<text:s/></text:span><text:span text:style-name="T14_37">for</text:span><text:span text:style-name="T14_38"><text:s/></text:span><text:span text:style-name="T14_39">general</text:span><text:span text:style-name="T14_40"><text:s/></text:span><text:span text:style-name="T14_41">admission</text:span><text:span text:style-name="T14_42">.</text:span></text:p>
      <text:p text:style-name="P15"/>
      <text:p text:style-name="P16"><text:span text:style-name="T16_1">About</text:span><text:span text:style-name="T16_2"><text:s/></text:span><text:span text:style-name="T16_3">us</text:span><text:span text:style-name="T16_4">:</text:span></text:p>
      <text:p text:style-name="P17"><text:span text:style-name="T17_1">Jasmine</text:span><text:span text:style-name="T17_2"><text:s/></text:span><text:span text:style-name="T17_3">Bhoola</text:span><text:span text:style-name="T17_4"><text:s/></text:span><text:span text:style-name="T17_5">co</text:span><text:span text:style-name="T17_6">-</text:span><text:span text:style-name="T17_7">publicity</text:span><text:span text:style-name="T17_8"><text:s/></text:span><text:span text:style-name="T17_9">chair</text:span><text:span text:style-name="T17_10"><text:s/>:<text:s/></text:span><text:span text:style-name="T17_11">Sophomore</text:span><text:span text:style-name="T17_12">,<text:s/></text:span><text:span text:style-name="T17_13">health</text:span><text:span text:style-name="T17_14"><text:s/></text:span><text:span text:style-name="T17_15">sciences</text:span><text:span text:style-name="T17_16"><text:s/></text:span><text:span text:style-name="T17_17">major</text:span><text:span text:style-name="T17_18">,<text:s/></text:span><text:span text:style-name="T17_19">have</text:span><text:span text:style-name="T17_20"><text:s/></text:span><text:span text:style-name="T17_21">been</text:span><text:span text:style-name="T17_22"><text:s/></text:span><text:span text:style-name="T17_23">dancing</text:span><text:span text:style-name="T17_24"><text:s/></text:span><text:span text:style-name="T17_25">since</text:span><text:span text:style-name="T17_26"><text:s/></text:span><text:span text:style-name="T17_27">the</text:span><text:span text:style-name="T17_28"><text:s/></text:span><text:span text:style-name="T17_29">age</text:span><text:span text:style-name="T17_30"><text:s/></text:span><text:span text:style-name="T17_31">of</text:span><text:span text:style-name="T17_32"><text:s/></text:span><text:span text:style-name="T17_33">three</text:span><text:span text:style-name="T17_34">!</text:span></text:p>
      <text:p text:style-name="P18"><text:span text:style-name="T18_1">Sunny</text:span><text:span text:style-name="T18_2"><text:s/></text:span><text:span text:style-name="T18_3">Patel</text:span><text:span text:style-name="T18_4"><text:s/></text:span><text:span text:style-name="T18_5">co</text:span><text:span text:style-name="T18_6">-</text:span><text:span text:style-name="T18_7">publicity</text:span><text:span text:style-name="T18_8"><text:s/></text:span><text:span text:style-name="T18_9">chair</text:span><text:span text:style-name="T18_10">:<text:s/></text:span><text:span text:style-name="T18_11">Junior</text:span><text:span text:style-name="T18_12">,<text:s/></text:span><text:span text:style-name="T18_13">Computer</text:span><text:span text:style-name="T18_14"><text:s/></text:span><text:span text:style-name="T18_15">sciences</text:span><text:span text:style-name="T18_16"><text:s/></text:span><text:span text:style-name="T18_17">major</text:span><text:span text:style-name="T18_18">,<text:s/></text:span><text:span text:style-name="T18_19">on</text:span><text:span text:style-name="T18_20"><text:s/></text:span><text:span text:style-name="T18_21">Drexel</text:span><text:span text:style-name="T18_22"><text:s/></text:span><text:span text:style-name="T18_23">Dandiya</text:span><text:span text:style-name="T18_24">!</text:span></text:p>
      <text:p text:style-name="P19"><text:span text:style-name="T19_1">What</text:span><text:span text:style-name="T19_2"><text:s/></text:span><text:span text:style-name="T19_3">is</text:span><text:span text:style-name="T19_4"><text:s/></text:span><text:span text:style-name="T19_5">Dragon</text:span><text:span text:style-name="T19_6"><text:s/></text:span><text:span text:style-name="T19_7">Raas</text:span><text:span text:style-name="T19_8">?<text:s/></text:span><text:span text:style-name="T19_9">Dragon</text:span><text:span text:style-name="T19_10"><text:s/></text:span><text:span text:style-name="T19_11">Raas</text:span><text:span text:style-name="T19_12"><text:s/></text:span><text:span text:style-name="T19_13">is</text:span><text:span text:style-name="T19_14"><text:s/></text:span><text:span text:style-name="T19_15">national</text:span><text:span text:style-name="T19_16"><text:s/></text:span><text:span text:style-name="T19_17">intercollegiate</text:span><text:span text:style-name="T19_18"><text:s/></text:span><text:span text:style-name="T19_19">dance</text:span><text:span text:style-name="T19_20"><text:s/></text:span><text:span text:style-name="T19_21">competition</text:span><text:span text:style-name="T19_22"><text:s/></text:span><text:span text:style-name="T19_23">held</text:span><text:span text:style-name="T19_24"><text:s/></text:span><text:span text:style-name="T19_25">once</text:span><text:span text:style-name="T19_26"><text:s/></text:span><text:span text:style-name="T19_27">a</text:span><text:span text:style-name="T19_28"><text:s/></text:span><text:span text:style-name="T19_29">year</text:span><text:span text:style-name="T19_30">.<text:s/></text:span><text:span text:style-name="T19_31">It</text:span><text:span text:style-name="T19_32"><text:s/></text:span><text:span text:style-name="T19_33">features</text:span><text:span text:style-name="T19_34"><text:s/></text:span><text:span text:style-name="T19_35">a</text:span><text:span text:style-name="T19_36"><text:s/></text:span><text:span text:style-name="T19_37">traditional</text:span><text:span text:style-name="T19_38"><text:s/></text:span><text:span text:style-name="T19_39">dance</text:span><text:span text:style-name="T19_40"><text:s/></text:span><text:span text:style-name="T19_41">style</text:span><text:span text:style-name="T19_42"><text:s/></text:span><text:span text:style-name="T19_43">of</text:span><text:span text:style-name="T19_44"><text:s/></text:span><text:span text:style-name="T19_45">raas</text:span><text:span text:style-name="T19_46"><text:s/></text:span><text:span text:style-name="T19_47">and</text:span><text:span text:style-name="T19_48"><text:s/></text:span><text:span text:style-name="T19_49">garba</text:span><text:span text:style-name="T19_50"><text:s/></text:span><text:span text:style-name="T19_51">that</text:span><text:span text:style-name="T19_52"><text:s/></text:span><text:span text:style-name="T19_53">originate</text:span><text:span text:style-name="T19_54"><text:s/></text:span><text:span text:style-name="T19_55">from</text:span><text:span text:style-name="T19_56"><text:s/></text:span><text:span text:style-name="T19_57">the</text:span><text:span text:style-name="T19_58"><text:s/></text:span><text:span text:style-name="T19_59">West</text:span><text:span text:style-name="T19_60"><text:s/></text:span><text:span text:style-name="T19_61">Indian</text:span><text:span text:style-name="T19_62"><text:s/></text:span><text:span text:style-name="T19_63">State</text:span><text:span text:style-name="T19_64"><text:s/></text:span><text:span text:style-name="T19_65">of</text:span><text:span text:style-name="T19_66"><text:s/></text:span><text:span text:style-name="T19_67">Gujarat</text:span><text:span text:style-name="T19_68">.<text:s/></text:span><text:span text:style-name="T19_69">This</text:span><text:span text:style-name="T19_70"><text:s/></text:span><text:span text:style-name="T19_71">competition</text:span><text:span text:style-name="T19_72"><text:s/></text:span><text:span text:style-name="T19_73">has</text:span><text:span text:style-name="T19_74"><text:s/></text:span><text:span text:style-name="T19_75">growth</text:span><text:span text:style-name="T19_76"><text:s/></text:span><text:span text:style-name="T19_77">from</text:span><text:span text:style-name="T19_78"><text:s/></text:span><text:span text:style-name="T19_79">a</text:span><text:span text:style-name="T19_80"><text:s/></text:span><text:span text:style-name="T19_81">local</text:span><text:span text:style-name="T19_82"><text:s/></text:span><text:span text:style-name="T19_83">cultural</text:span><text:span text:style-name="T19_84"><text:s/></text:span><text:span text:style-name="T19_85">show</text:span><text:span text:style-name="T19_86"><text:s/></text:span><text:span text:style-name="T19_87">to</text:span><text:span text:style-name="T19_88"><text:s/></text:span><text:span text:style-name="T19_89">a</text:span><text:span text:style-name="T19_90"><text:s/></text:span><text:span text:style-name="T19_91">much</text:span><text:span text:style-name="T19_92"><text:s/></text:span><text:span text:style-name="T19_93">anticipated</text:span><text:span text:style-name="T19_94"><text:s/></text:span><text:span text:style-name="T19_95">event</text:span><text:span text:style-name="T19_96"><text:s/></text:span><text:span text:style-name="T19_97">annually</text:span><text:span text:style-name="T19_98"><text:s/></text:span><text:span text:style-name="T19_99">held</text:span><text:span text:style-name="T19_100"><text:s/></text:span><text:span text:style-name="T19_101">in</text:span><text:span text:style-name="T19_102"><text:s/></text:span><text:span text:style-name="T19_103">the</text:span><text:span text:style-name="T19_104"><text:s/></text:span><text:span text:style-name="T19_105">winter</text:span><text:span text:style-name="T19_106"><text:s/></text:span><text:span text:style-name="T19_107">season</text:span><text:span text:style-name="T19_108">.<text:s/></text:span><text:span text:style-name="T19_109">This</text:span><text:span text:style-name="T19_110"><text:s/></text:span><text:span text:style-name="T19_111">show</text:span><text:span text:style-name="T19_112"><text:s/></text:span><text:span text:style-name="T19_113">is</text:span><text:span text:style-name="T19_114"><text:s/></text:span><text:span text:style-name="T19_115">popular</text:span><text:span text:style-name="T19_116"><text:s/></text:span><text:span text:style-name="T19_117">with</text:span><text:span text:style-name="T19_118"><text:s/></text:span><text:span text:style-name="T19_119">local</text:span><text:span text:style-name="T19_120"><text:s/></text:span><text:span text:style-name="T19_121">students</text:span><text:span text:style-name="T19_122"><text:s/></text:span><text:span text:style-name="T19_123">and</text:span><text:span text:style-name="T19_124"><text:s/></text:span><text:span text:style-name="T19_125">families</text:span><text:span text:style-name="T19_126"><text:s/></text:span><text:span text:style-name="T19_127">not</text:span><text:span text:style-name="T19_128"><text:s/></text:span><text:span text:style-name="T19_129">only</text:span><text:span text:style-name="T19_130"><text:s/></text:span><text:span text:style-name="T19_131">from</text:span><text:span text:style-name="T19_132"><text:s/></text:span><text:span text:style-name="T19_133">the</text:span><text:span text:style-name="T19_134"><text:s/></text:span><text:span text:style-name="T19_135">Philadelphia</text:span><text:span text:style-name="T19_136"><text:s/></text:span><text:span text:style-name="T19_137">area</text:span><text:span text:style-name="T19_138"><text:s/></text:span><text:span text:style-name="T19_139">but</text:span><text:span text:style-name="T19_140"><text:s/></text:span><text:span text:style-name="T19_141">also</text:span><text:span text:style-name="T19_142"><text:s/></text:span><text:span text:style-name="T19_143">nationally</text:span><text:span text:style-name="T19_144">.<text:s/></text:span><text:span text:style-name="T19_145">Dragon</text:span><text:span text:style-name="T19_146"><text:s/></text:span><text:span text:style-name="T19_147">Raas</text:span><text:span text:style-name="T19_148"><text:s/></text:span><text:span text:style-name="T19_149">is</text:span><text:span text:style-name="T19_150"><text:s/></text:span><text:span text:style-name="T19_151">a</text:span><text:span text:style-name="T19_152"><text:s/></text:span><text:span text:style-name="T19_153">wonderful</text:span><text:span text:style-name="T19_154"><text:s/></text:span><text:span text:style-name="T19_155">opportunity</text:span><text:span text:style-name="T19_156"><text:s/></text:span><text:span text:style-name="T19_157">to</text:span><text:span text:style-name="T19_158"><text:s/></text:span><text:span text:style-name="T19_159">compete</text:span><text:span text:style-name="T19_160"><text:s/></text:span><text:span text:style-name="T19_161">against</text:span><text:span text:style-name="T19_162"><text:s/></text:span><text:span text:style-name="T19_163">other</text:span><text:span text:style-name="T19_164"><text:s/></text:span><text:span text:style-name="T19_165">teams</text:span><text:span text:style-name="T19_166">,<text:s/></text:span><text:span text:style-name="T19_167">gain</text:span><text:span text:style-name="T19_168"><text:s/></text:span><text:span text:style-name="T19_169">exposure</text:span><text:span text:style-name="T19_170"><text:s/></text:span><text:span text:style-name="T19_171">to</text:span><text:span text:style-name="T19_172"><text:s/></text:span><text:span text:style-name="T19_173">Asian</text:span><text:span text:style-name="T19_174"><text:s/></text:span><text:span text:style-name="T19_175">culture</text:span><text:span text:style-name="T19_176"><text:s/></text:span><text:span text:style-name="T19_177">and</text:span><text:span text:style-name="T19_178"><text:s/></text:span><text:span text:style-name="T19_179">give</text:span><text:span text:style-name="T19_180"><text:s/></text:span><text:span text:style-name="T19_181">back</text:span><text:span text:style-name="T19_182"><text:s/></text:span><text:span text:style-name="T19_183">to</text:span><text:span text:style-name="T19_184"><text:s/></text:span><text:span text:style-name="T19_185">the</text:span><text:span text:style-name="T19_186"><text:s/></text:span><text:span text:style-name="T19_187">community</text:span><text:span text:style-name="T19_188">.</text:span></text:p>
      <text:p text:style-name="P20"><text:span text:style-name="T20_1">What</text:span><text:span text:style-name="T20_2"><text:s/></text:span><text:span text:style-name="T20_3">is</text:span><text:span text:style-name="T20_4"><text:s/></text:span><text:span text:style-name="T20_5">Garba</text:span><text:span text:style-name="T20_6">/</text:span><text:span text:style-name="T20_7">Raas</text:span><text:span text:style-name="T20_8">:<text:s/></text:span><text:span text:style-name="T20_9">Garba</text:span><text:span text:style-name="T20_10"><text:s/></text:span><text:span text:style-name="T20_11">and</text:span><text:span text:style-name="T20_12"><text:s/></text:span><text:span text:style-name="T20_13">Raas</text:span><text:span text:style-name="T20_14"><text:s/></text:span><text:span text:style-name="T20_15">are</text:span><text:span text:style-name="T20_16"><text:s/></text:span><text:span text:style-name="T20_17">a</text:span><text:span text:style-name="T20_18"><text:s/></text:span><text:span text:style-name="T20_19">popular</text:span><text:span text:style-name="T20_20"><text:s/></text:span><text:span text:style-name="T20_21">folk</text:span><text:span text:style-name="T20_22"><text:s/></text:span><text:span text:style-name="T20_23">dances</text:span><text:span text:style-name="T20_24"><text:s/></text:span><text:span text:style-name="T20_25">native</text:span><text:span text:style-name="T20_26"><text:s/></text:span><text:span text:style-name="T20_27">to</text:span><text:span text:style-name="T20_28"><text:s/></text:span><text:span text:style-name="T20_29">the</text:span><text:span text:style-name="T20_30"><text:s/></text:span><text:span text:style-name="T20_31">state</text:span><text:span text:style-name="T20_32"><text:s/></text:span><text:span text:style-name="T20_33">of</text:span><text:span text:style-name="T20_34"><text:s/></text:span><text:span text:style-name="T20_35">Gujarat</text:span><text:span text:style-name="T20_36">.<text:s/></text:span><text:span text:style-name="T20_37">The</text:span><text:span text:style-name="T20_38"><text:s/></text:span><text:span text:style-name="T20_39">dances</text:span><text:span text:style-name="T20_40"><text:s/></text:span><text:span text:style-name="T20_41">are</text:span><text:span text:style-name="T20_42"><text:s/></text:span><text:span text:style-name="T20_43">typically</text:span><text:span text:style-name="T20_44"><text:s/></text:span><text:span text:style-name="T20_45">performed</text:span><text:span text:style-name="T20_46"><text:s/></text:span><text:span text:style-name="T20_47">on</text:span><text:span text:style-name="T20_48"><text:s/></text:span><text:span text:style-name="T20_49">the</text:span><text:span text:style-name="T20_50"><text:s/></text:span><text:span text:style-name="T20_51">nine</text:span><text:span text:style-name="T20_52"><text:s/></text:span><text:span text:style-name="T20_53">days</text:span><text:span text:style-name="T20_54"><text:s/></text:span><text:span text:style-name="T20_55">of</text:span><text:span text:style-name="T20_56"><text:s/></text:span><text:span text:style-name="T20_57">Navatri</text:span><text:span text:style-name="T20_58">,<text:s/></text:span><text:span text:style-name="T20_59">a</text:span><text:span text:style-name="T20_60"><text:s/></text:span><text:span text:style-name="T20_61">celebration</text:span><text:span text:style-name="T20_62"><text:s/></text:span><text:span text:style-name="T20_63">in</text:span><text:span text:style-name="T20_64"><text:s/></text:span><text:span text:style-name="T20_65">honor</text:span><text:span text:style-name="T20_66"><text:s/></text:span><text:span text:style-name="T20_67">of</text:span><text:span text:style-name="T20_68"><text:s/></text:span><text:span text:style-name="T20_69">the</text:span><text:span text:style-name="T20_70"><text:s/></text:span><text:span text:style-name="T20_71">goddess</text:span><text:span text:style-name="T20_72"><text:s/></text:span><text:span text:style-name="T20_73">Amba</text:span><text:span text:style-name="T20_74">,<text:s/></text:span><text:span text:style-name="T20_75">along</text:span><text:span text:style-name="T20_76"><text:s/></text:span><text:span text:style-name="T20_77">with</text:span><text:span text:style-name="T20_78"><text:s/></text:span><text:span text:style-name="T20_79">a</text:span><text:span text:style-name="T20_80"><text:s/></text:span><text:span text:style-name="T20_81">lit</text:span><text:span text:style-name="T20_82"><text:s/></text:span><text:span text:style-name="T20_83">diva</text:span><text:span text:style-name="T20_84"><text:s/>(</text:span><text:span text:style-name="T20_85">flame</text:span><text:span text:style-name="T20_86">)<text:s/></text:span><text:span text:style-name="T20_87">is</text:span><text:span text:style-name="T20_88"><text:s/></text:span><text:span text:style-name="T20_89">placed</text:span><text:span text:style-name="T20_90"><text:s/></text:span><text:span text:style-name="T20_91">in</text:span><text:span text:style-name="T20_92"><text:s/></text:span><text:span text:style-name="T20_93">the</text:span><text:span text:style-name="T20_94"><text:s/></text:span><text:span text:style-name="T20_95">center</text:span><text:span text:style-name="T20_96"><text:s/></text:span><text:span text:style-name="T20_97">of</text:span><text:span text:style-name="T20_98"><text:s/></text:span><text:span text:style-name="T20_99">the</text:span><text:span text:style-name="T20_100"><text:s/></text:span><text:span text:style-name="T20_101">circle</text:span><text:span text:style-name="T20_102"><text:s/></text:span><text:span text:style-name="T20_103">and</text:span><text:span text:style-name="T20_104"><text:s/></text:span><text:span text:style-name="T20_105">is</text:span><text:span text:style-name="T20_106"><text:s/></text:span><text:span text:style-name="T20_107">danced</text:span><text:span text:style-name="T20_108"><text:s/></text:span><text:span text:style-name="T20_109">around</text:span><text:span text:style-name="T20_110">.<text:s/></text:span><text:span text:style-name="T20_111">Raas</text:span><text:span text:style-name="T20_112"><text:s/></text:span><text:span text:style-name="T20_113">is</text:span><text:span text:style-name="T20_114"><text:s/></text:span><text:span text:style-name="T20_115">originally</text:span><text:span text:style-name="T20_116"><text:s/></text:span><text:span text:style-name="T20_117">only</text:span><text:span text:style-name="T20_118"><text:s/></text:span><text:span text:style-name="T20_119">performed</text:span><text:span text:style-name="T20_120"><text:s/></text:span><text:span text:style-name="T20_121">by</text:span><text:span text:style-name="T20_122"><text:s/></text:span><text:span text:style-name="T20_123">men</text:span><text:span text:style-name="T20_124">,<text:s/></text:span><text:span text:style-name="T20_125">and</text:span><text:span text:style-name="T20_126"><text:s/></text:span><text:span text:style-name="T20_127">is</text:span><text:span text:style-name="T20_128"><text:s/></text:span><text:span text:style-name="T20_129">also</text:span><text:span text:style-name="T20_130"><text:s/></text:span><text:span text:style-name="T20_131">perfomed</text:span><text:span text:style-name="T20_132"><text:s/></text:span><text:span text:style-name="T20_133">during</text:span><text:span text:style-name="T20_134"><text:s/></text:span><text:span text:style-name="T20_135">Navatri</text:span><text:span text:style-name="T20_136">.<text:s/></text:span><text:span text:style-name="T20_137">Raas</text:span><text:span text:style-name="T20_138"><text:s/></text:span><text:span text:style-name="T20_139">is</text:span><text:span text:style-name="T20_140"><text:s/></text:span><text:span text:style-name="T20_141">played</text:span><text:span text:style-name="T20_142"><text:s/></text:span><text:span text:style-name="T20_143">with</text:span><text:span text:style-name="T20_144"><text:s/></text:span><text:span text:style-name="T20_145">two</text:span><text:span text:style-name="T20_146"><text:s/></text:span><text:span text:style-name="T20_147">wooden</text:span><text:span text:style-name="T20_148"><text:s/></text:span><text:span text:style-name="T20_149">dowels</text:span><text:span text:style-name="T20_150"><text:s/>(</text:span><text:span text:style-name="T20_151">sticks</text:span><text:span text:style-name="T20_152">)<text:s/></text:span><text:span text:style-name="T20_153">that</text:span><text:span text:style-name="T20_154"><text:s/></text:span><text:span text:style-name="T20_155">are</text:span><text:span text:style-name="T20_156"><text:s/></text:span><text:span text:style-name="T20_157">called</text:span><text:span text:style-name="T20_158"><text:s/></text:span><text:span text:style-name="T20_159">dandia</text:span><text:span text:style-name="T20_160"><text:s/></text:span><text:span text:style-name="T20_161">and</text:span><text:span text:style-name="T20_162"><text:s/></text:span><text:span text:style-name="T20_163">hit</text:span><text:span text:style-name="T20_164"><text:s/></text:span><text:span text:style-name="T20_165">together</text:span><text:span text:style-name="T20_166"><text:s/></text:span><text:span text:style-name="T20_167">in</text:span><text:span text:style-name="T20_168"><text:s/></text:span><text:span text:style-name="T20_169">synchronization</text:span><text:span text:style-name="T20_170"><text:s/></text:span><text:span text:style-name="T20_171">to</text:span><text:span text:style-name="T20_172"><text:s/></text:span><text:span text:style-name="T20_173">the</text:span><text:span text:style-name="T20_174"><text:s/></text:span><text:span text:style-name="T20_175">beat</text:span><text:span text:style-name="T20_176"><text:s/></text:span><text:span text:style-name="T20_177">of</text:span><text:span text:style-name="T20_178"><text:s/></text:span><text:span text:style-name="T20_179">a</text:span><text:span text:style-name="T20_180"><text:s/></text:span><text:span text:style-name="T20_181">song</text:span><text:span text:style-name="T20_182">.<text:s/></text:span><text:span text:style-name="T20_183">The</text:span><text:span text:style-name="T20_184"><text:s/></text:span><text:span text:style-name="T20_185">fusion</text:span><text:span text:style-name="T20_186"><text:s/></text:span><text:span text:style-name="T20_187">of</text:span><text:span text:style-name="T20_188"><text:s/></text:span><text:span text:style-name="T20_189">the</text:span><text:span text:style-name="T20_190"><text:s/></text:span><text:span text:style-name="T20_191">dances</text:span><text:span text:style-name="T20_192"><text:s/></text:span><text:span text:style-name="T20_193">give</text:span><text:span text:style-name="T20_194"><text:s/></text:span><text:span text:style-name="T20_195">rise</text:span><text:span text:style-name="T20_196"><text:s/></text:span><text:span text:style-name="T20_197">to</text:span><text:span text:style-name="T20_198"><text:s/></text:span><text:span text:style-name="T20_199">an</text:span><text:span text:style-name="T20_200"><text:s/></text:span><text:span text:style-name="T20_201">upbeat</text:span><text:span text:style-name="T20_202"><text:s/></text:span><text:span text:style-name="T20_203">dance</text:span><text:span text:style-name="T20_204"><text:s/></text:span><text:span text:style-name="T20_205">that</text:span><text:span text:style-name="T20_206"><text:s/></text:span><text:span text:style-name="T20_207">the</text:span><text:span text:style-name="T20_208"><text:s/></text:span><text:span text:style-name="T20_209">intercollegiate</text:span><text:span text:style-name="T20_210"><text:s/></text:span><text:span text:style-name="T20_211">teams</text:span><text:span text:style-name="T20_212"><text:s/></text:span><text:span text:style-name="T20_213">perform</text:span><text:span text:style-name="T20_214"><text:s/></text:span><text:span text:style-name="T20_215">to</text:span><text:span text:style-name="T20_216">.</text:span></text:p>
      <text:p text:style-name="P21"><text:span text:style-name="T21_1">Contact</text:span><text:span text:style-name="T21_2">:<text:s/></text:span><text:span text:style-name="T21_3">CONTACT</text:span><text:span text:style-name="T21_4"><text:s/></text:span><text:span text:style-name="T21_5">US</text:span><text:span text:style-name="T21_6"><text:s/></text:span><text:span text:style-name="T21_7">AT</text:span><text:span text:style-name="T21_8"><text:s/></text:span><text:span text:style-name="T21_9">DRAGONRAAS</text:span><text:span text:style-name="T21_10">@</text:span><text:span text:style-name="T21_11">GMAIL</text:span><text:span text:style-name="T21_12">.</text:span><text:span text:style-name="T21_13">COM</text:span><text:span text:style-name="T21_14">garba</text:span><text:span text:style-name="T21_15"><text:s/></text:span><text:span text:style-name="T21_16">that</text:span><text:span text:style-name="T21_17"><text:s/></text:span><text:span text:style-name="T21_18">originates</text:span><text:span text:style-name="T21_19"><text:s/></text:span><text:span text:style-name="T21_20">from</text:span><text:span text:style-name="T21_21"><text:s/></text:span><text:span text:style-name="T21_22">the</text:span><text:span text:style-name="T21_23"><text:s/></text:span><text:span text:style-name="T21_24">West</text:span><text:span text:style-name="T21_25"><text:s/></text:span><text:span text:style-name="T21_26">Indian</text:span><text:span text:style-name="T21_27"><text:s/></text:span><text:span text:style-name="T21_28">state</text:span><text:span text:style-name="T21_29"><text:s/></text:span><text:span text:style-name="T21_30">of</text:span><text:span text:style-name="T21_31"><text:s/></text:span><text:span text:style-name="T21_32">Gujarat</text:span><text:span text:style-name="T21_33">.<text:s/></text:span><text:span text:style-name="T21_34">Raas</text:span><text:span text:style-name="T21_35"><text:s/></text:span><text:span text:style-name="T21_36">Chaos</text:span><text:span text:style-name="T21_37"><text:s/></text:span><text:span text:style-name="T21_38">has</text:span><text:span text:style-name="T21_39"><text:s/></text:span><text:span text:style-name="T21_40">become</text:span><text:span text:style-name="T21_41"><text:s/></text:span><text:span text:style-name="T21_42">an</text:span><text:span text:style-name="T21_43"><text:s/></text:span><text:span text:style-name="T21_44">annual</text:span><text:span text:style-name="T21_45"><text:s/></text:span><text:span text:style-name="T21_46">tradition</text:span><text:span text:style-name="T21_47"><text:s/></text:span><text:span text:style-name="T21_48">that</text:span><text:span text:style-name="T21_49"><text:s/></text:span><text:span text:style-name="T21_50">has</text:span><text:span text:style-name="T21_51"><text:s/></text:span><text:span text:style-name="T21_52">grown</text:span><text:span text:style-name="T21_53"><text:s/></text:span><text:span text:style-name="T21_54">from</text:span><text:span text:style-name="T21_55"><text:s/></text:span><text:span text:style-name="T21_56">a</text:span><text:span text:style-name="T21_57"><text:s/></text:span><text:span text:style-name="T21_58">local</text:span><text:span text:style-name="T21_59"><text:s/></text:span><text:span text:style-name="T21_60">cultural</text:span><text:span text:style-name="T21_61"><text:s/></text:span><text:span text:style-name="T21_62">show</text:span><text:span text:style-name="T21_63"><text:s/></text:span><text:span text:style-name="T21_64">to</text:span><text:span text:style-name="T21_65"><text:s/></text:span><text:span text:style-name="T21_66">one</text:span><text:span text:style-name="T21_67"><text:s/></text:span><text:span text:style-name="T21_68">of</text:span><text:span text:style-name="T21_69"><text:s/></text:span><text:span text:style-name="T21_70">the</text:span><text:span text:style-name="T21_71"><text:s/></text:span><text:span text:style-name="T21_72">most</text:span><text:span text:style-name="T21_73"><text:s/></text:span><text:span text:style-name="T21_74">anticipated</text:span><text:span text:style-name="T21_75"><text:s/></text:span><text:span text:style-name="T21_76">events</text:span><text:span text:style-name="T21_77"><text:s/></text:span><text:span text:style-name="T21_78">of</text:span><text:span text:style-name="T21_79"><text:s/></text:span><text:span text:style-name="T21_80">the</text:span><text:span text:style-name="T21_81"><text:s/></text:span><text:span text:style-name="T21_82">fall</text:span><text:span text:style-name="T21_83"><text:s/></text:span><text:span text:style-name="T21_84">season</text:span><text:span text:style-name="T21_85">.<text:s/></text:span><text:span text:style-name="T21_86">The</text:span><text:span text:style-name="T21_87"><text:s/></text:span><text:span text:style-name="T21_88">competition</text:span><text:span text:style-name="T21_89"><text:s/></text:span><text:span text:style-name="T21_90">is</text:span><text:span text:style-name="T21_91"><text:s/></text:span><text:span text:style-name="T21_92">very</text:span><text:span text:style-name="T21_93"><text:s/></text:span><text:span text:style-name="T21_94">popular</text:span><text:span text:style-name="T21_95"><text:s/></text:span><text:span text:style-name="T21_96">with</text:span><text:span text:style-name="T21_97"><text:s/></text:span><text:span text:style-name="T21_98">college</text:span><text:span text:style-name="T21_99"><text:s/></text:span><text:span text:style-name="T21_100">students</text:span><text:span text:style-name="T21_101"><text:s/></text:span><text:span text:style-name="T21_102">and</text:span><text:span text:style-name="T21_103"><text:s/></text:span><text:span text:style-name="T21_104">families</text:span><text:span text:style-name="T21_105"><text:s/></text:span><text:span text:style-name="T21_106">not</text:span><text:span text:style-name="T21_107"><text:s/></text:span><text:span text:style-name="T21_108">just</text:span><text:span text:style-name="T21_109"><text:s/></text:span><text:span text:style-name="T21_110">from</text:span><text:span text:style-name="T21_111"><text:s/></text:span><text:span text:style-name="T21_112">the</text:span><text:span text:style-name="T21_113"><text:s/></text:span><text:span text:style-name="T21_114">DC</text:span><text:span text:style-name="T21_115"><text:s/></text:span><text:span text:style-name="T21_116">Metropolitan</text:span><text:span text:style-name="T21_117"><text:s/></text:span><text:span text:style-name="T21_118">area</text:span><text:span text:style-name="T21_119">,<text:s/></text:span><text:span text:style-name="T21_120">but</text:span><text:span text:style-name="T21_121"><text:s/></text:span><text:span text:style-name="T21_122">nationally</text:span><text:span text:style-name="T21_123">.<text:s/></text:span><text:span text:style-name="T21_124">Traditionally</text:span><text:span text:style-name="T21_125"><text:s/></text:span><text:span text:style-name="T21_126">held</text:span><text:span text:style-name="T21_127"><text:s/></text:span><text:span text:style-name="T21_128">at</text:span><text:span text:style-name="T21_129"><text:s/></text:span><text:span text:style-name="T21_130">the</text:span><text:span text:style-name="T21_131"><text:s/></text:span><text:span text:style-name="T21_132">renowned</text:span><text:span text:style-name="T21_133"><text:s/></text:span><text:span text:style-name="T21_134">Lisner</text:span><text:span text:style-name="T21_135"><text:s/></text:span><text:span text:style-name="T21_136">Auditorium</text:span><text:span text:style-name="T21_137"><text:s/></text:span><text:span text:style-name="T21_138">on</text:span><text:span text:style-name="T21_139"><text:s/></text:span><text:span text:style-name="T21_140">the</text:span><text:span text:style-name="T21_141"><text:s/></text:span><text:span text:style-name="T21_142">GWU</text:span><text:span text:style-name="T21_143"><text:s/></text:span><text:span text:style-name="T21_144">campus</text:span><text:span text:style-name="T21_145">,<text:s/></text:span><text:span text:style-name="T21_146">Raas</text:span><text:span text:style-name="T21_147"><text:s/></text:span><text:span text:style-name="T21_148">Chaos</text:span><text:span text:style-name="T21_149"><text:s/></text:span><text:span text:style-name="T21_150">continues</text:span><text:span text:style-name="T21_151"><text:s/></text:span><text:span text:style-name="T21_152">to</text:span><text:span text:style-name="T21_153"><text:s/></text:span><text:span text:style-name="T21_154">draw</text:span><text:span text:style-name="T21_155"><text:s/></text:span><text:span text:style-name="T21_156">in</text:span><text:span text:style-name="T21_157"><text:s/></text:span><text:span text:style-name="T21_158">record</text:span><text:span text:style-name="T21_159"><text:s/></text:span><text:span text:style-name="T21_160">crowds</text:span><text:span text:style-name="T21_161"><text:s/></text:span><text:span text:style-name="T21_162">each</text:span><text:span text:style-name="T21_163"><text:s/></text:span><text:span text:style-name="T21_164">year</text:span><text:span text:style-name="T21_165"><text:s/></text:span><text:span text:style-name="T21_166">as</text:span><text:span text:style-name="T21_167"><text:s/></text:span><text:span text:style-name="T21_168">it</text:span><text:span text:style-name="T21_169"><text:s/></text:span><text:span text:style-name="T21_170">enters</text:span><text:span text:style-name="T21_171"><text:s/></text:span><text:span text:style-name="T21_172">its</text:span><text:span text:style-name="T21_173"><text:s/>11</text:span><text:span text:style-name="T21_174">th</text:span><text:span text:style-name="T21_175"><text:s/></text:span><text:span text:style-name="T21_176">year</text:span><text:span text:style-name="T21_177">.<text:s/></text:span><text:span text:style-name="T21_178">Raas</text:span><text:span text:style-name="T21_179"><text:s/></text:span><text:span text:style-name="T21_180">Chaos</text:span><text:span text:style-name="T21_181"><text:s/></text:span><text:span text:style-name="T21_182">is</text:span><text:span text:style-name="T21_183"><text:s/></text:span><text:span text:style-name="T21_184">a</text:span><text:span text:style-name="T21_185"><text:s/></text:span><text:span text:style-name="T21_186">wonderful</text:span><text:span text:style-name="T21_187"><text:s/></text:span><text:span text:style-name="T21_188">opportunity</text:span><text:span text:style-name="T21_189"><text:s/></text:span><text:span text:style-name="T21_190">to</text:span><text:span text:style-name="T21_191"><text:s/></text:span><text:span text:style-name="T21_192">participate</text:span><text:span text:style-name="T21_193"><text:s/></text:span><text:span text:style-name="T21_194">in</text:span><text:span text:style-name="T21_195"><text:s/></text:span><text:span text:style-name="T21_196">an</text:span><text:span text:style-name="T21_197"><text:s/></text:span><text:span text:style-name="T21_198">intercollegiate</text:span><text:span text:style-name="T21_199"><text:s/></text:span><text:span text:style-name="T21_200">dance</text:span><text:span text:style-name="T21_201"><text:s/></text:span><text:span text:style-name="T21_202">competition</text:span><text:span text:style-name="T21_203">,<text:s/></text:span><text:span text:style-name="T21_204">gain</text:span><text:span text:style-name="T21_205"><text:s/></text:span><text:span text:style-name="T21_206">exposure</text:span><text:span text:style-name="T21_207"><text:s/></text:span><text:span text:style-name="T21_208">to</text:span><text:span text:style-name="T21_209"><text:s/></text:span><text:span text:style-name="T21_210">South</text:span><text:span text:style-name="T21_211"><text:s/></text:span><text:span text:style-name="T21_212">Asian</text:span><text:span text:style-name="T21_213"><text:s/></text:span><text:span text:style-name="T21_214">culture</text:span><text:span text:style-name="T21_215"><text:s/></text:span><text:span text:style-name="T21_216">and</text:span><text:span text:style-name="T21_217"><text:s/></text:span><text:span text:style-name="T21_218">give</text:span><text:span text:style-name="T21_219"><text:s/></text:span><text:span text:style-name="T21_220">back</text:span><text:span text:style-name="T21_221"><text:s/></text:span><text:span text:style-name="T21_222">to</text:span><text:span text:style-name="T21_223"><text:s/></text:span><text:span text:style-name="T21_224">the</text:span><text:span text:style-name="T21_225"><text:s/></text:span><text:span text:style-name="T21_226">community</text:span><text:span text:style-name="T21_227">.</text:span>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